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X</text:p>
          </table:table-cell>
          <table:table-cell office:value-type="string" calcext:value-type="string">
            <text:p>VARY</text:p>
          </table:table-cell>
          <table:table-cell/>
          <table:table-cell office:value-type="string" calcext:value-type="string">
            <text:p>Cov</text:p>
          </table:table-cell>
          <table:table-cell/>
          <table:table-cell office:value-type="string" calcext:value-type="string">
            <text:p>Pred</text:p>
          </table:table-cell>
          <table:table-cell/>
          <table:table-cell office:value-type="string" calcext:value-type="string">
            <text:p>Residuals</text:p>
          </table:table-cell>
          <table:table-cell office:value-type="string" calcext:value-type="string">
            <text:p>SQ RESI</text:p>
          </table:table-cell>
          <table:table-cell table:number-columns-repeated="3"/>
          <table:table-cell office:value-type="string" calcext:value-type="string">
            <text:p>CIU</text:p>
          </table:table-cell>
          <table:table-cell office:value-type="string" calcext:value-type="string">
            <text:p>CIL</text:p>
          </table:table-cell>
          <table:table-cell/>
          <table:table-cell table:style-name="ce2" office:value-type="string" calcext:value-type="string" table:number-columns-spanned="3" table:number-rows-spanned="1">
            <text:p>pred</text:p>
          </table:table-cell>
          <table:covered-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9.968" calcext:value-type="float">
            <text:p>29.968</text:p>
          </table:table-cell>
          <table:table-cell table:formula="of:=([.A2]-[.$A$36])^2" office:value-type="float" office:value="272.25" calcext:value-type="float">
            <text:p>272.25</text:p>
          </table:table-cell>
          <table:table-cell table:formula="of:=([.B2]-[.$B$36])^2" office:value-type="float" office:value="0.114385805153059" calcext:value-type="float">
            <text:p>0.1143858052</text:p>
          </table:table-cell>
          <table:table-cell/>
          <table:table-cell table:formula="of:=([.A2]-[.$A$36])*([.B2]-[.$B$36])" office:value-type="float" office:value="-5.58046014705958" calcext:value-type="float">
            <text:p>-5.5804601471</text:p>
          </table:table-cell>
          <table:table-cell/>
          <table:table-cell table:formula="of:=[.$E$4]+[.$E$3]*[.A2]" office:value-type="float" office:value="29.0012637983193" calcext:value-type="float">
            <text:p>29.0012637983</text:p>
          </table:table-cell>
          <table:table-cell/>
          <table:table-cell table:formula="of:=[.B2]-[.H2]" office:value-type="float" office:value="0.966736201680664" calcext:value-type="float">
            <text:p>0.9667362017</text:p>
          </table:table-cell>
          <table:table-cell table:formula="of:=[.J2]^2" office:value-type="float" office:value="0.934578883639958" calcext:value-type="float">
            <text:p>0.9345788836</text:p>
          </table:table-cell>
          <table:table-cell office:value-type="string" calcext:value-type="string">
            <text:p>RSS=</text:p>
          </table:table-cell>
          <table:table-cell table:formula="of:=SUM([.K2:.K35])" office:value-type="float" office:value="44.4606449821494" calcext:value-type="float">
            <text:p>44.4606449821</text:p>
          </table:table-cell>
          <table:table-cell table:formula="of:=(1+(([.A2]-[.A$36])^2)/([.$C$36]/34))*([.M3]^2)/34" office:value-type="float" office:value="0.156452899884664" calcext:value-type="float">
            <text:p>0.1564528999</text:p>
          </table:table-cell>
          <table:table-cell table:formula="of:=[.H2]+[.$M$5]*SQRT([.N2])" office:value-type="float" office:value="30.0844456678906" calcext:value-type="float">
            <text:p>30.0844456679</text:p>
          </table:table-cell>
          <table:table-cell table:formula="of:=[.H2]-[.$M$5]*SQRT([.N2])" office:value-type="float" office:value="27.918081928748" calcext:value-type="float">
            <text:p>27.9180819287</text:p>
          </table:table-cell>
          <table:table-cell/>
          <table:table-cell table:formula="of:=(1+34+(([.A2]-[.A$36])^2)/([.$C$36]/34))*([.M$3]^2)/34" office:value-type="float" office:value="1.54584805557683" calcext:value-type="float">
            <text:p>1.5458480556</text:p>
          </table:table-cell>
          <table:table-cell table:formula="of:=[.H2]+[.$M$5]*SQRT([.R2])" office:value-type="float" office:value="32.4060745327967" calcext:value-type="float">
            <text:p>32.4060745328</text:p>
          </table:table-cell>
          <table:table-cell table:formula="of:=[.H2]-[.$M$5]*SQRT([.R2])" office:value-type="float" office:value="25.596453063842" calcext:value-type="float">
            <text:p>25.596453063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9.21881" calcext:value-type="float">
            <text:p>29.21881</text:p>
          </table:table-cell>
          <table:table-cell table:formula="of:=([.A3]-[.$A$36])^2" office:value-type="float" office:value="240.25" calcext:value-type="float">
            <text:p>240.25</text:p>
          </table:table-cell>
          <table:table-cell table:formula="of:=([.B3]-[.$B$36])^2" office:value-type="float" office:value="0.168904802152989" calcext:value-type="float">
            <text:p>0.1689048022</text:p>
          </table:table-cell>
          <table:table-cell table:formula="of:=COVAR([.A2:.A35];[.B2:.B35])/VAR([.A2:.A35])*34/33" office:value-type="float" office:value="0.0380925148968678" calcext:value-type="float">
            <text:p>0.0380925149</text:p>
          </table:table-cell>
          <table:table-cell table:formula="of:=([.A3]-[.$A$36])*([.B3]-[.$B$36])" office:value-type="float" office:value="6.3701945588228" calcext:value-type="float">
            <text:p>6.3701945588</text:p>
          </table:table-cell>
          <table:table-cell/>
          <table:table-cell table:formula="of:=[.$E$4]+[.$E$3]*[.A3]" office:value-type="float" office:value="29.0393563132162" calcext:value-type="float">
            <text:p>29.0393563132</text:p>
          </table:table-cell>
          <table:table-cell/>
          <table:table-cell table:formula="of:=[.B3]-[.H3]" office:value-type="float" office:value="0.179453686783805" calcext:value-type="float">
            <text:p>0.1794536868</text:p>
          </table:table-cell>
          <table:table-cell table:formula="of:=[.J3]^2" office:value-type="float" office:value="0.0322036257003002" calcext:value-type="float">
            <text:p>0.0322036257</text:p>
          </table:table-cell>
          <table:table-cell office:value-type="string" calcext:value-type="string">
            <text:p>Sig</text:p>
          </table:table-cell>
          <table:table-cell table:formula="of:=SQRT([.M2]/32)" office:value-type="float" office:value="1.1787260732215" calcext:value-type="float">
            <text:p>1.1787260732</text:p>
          </table:table-cell>
          <table:table-cell table:formula="of:=(1+(([.A3]-[.A$36])^2)/([.$C$36]/34))*([.$M$3]^2)/34" office:value-type="float" office:value="0.142866759324802" calcext:value-type="float">
            <text:p>0.1428667593</text:p>
          </table:table-cell>
          <table:table-cell table:formula="of:=[.H3]+[.$M$5]*SQRT([.N3])" office:value-type="float" office:value="30.074439299951" calcext:value-type="float">
            <text:p>30.0744393</text:p>
          </table:table-cell>
          <table:table-cell table:formula="of:=[.H3]-[.$M$5]*SQRT([.N3])" office:value-type="float" office:value="28.0042733264814" calcext:value-type="float">
            <text:p>28.0042733265</text:p>
          </table:table-cell>
          <table:table-cell/>
          <table:table-cell table:formula="of:=(1+34+(([.A3]-[.A$36])^2)/([.$C$36]/34))*([.M$3]^2)/34" office:value-type="float" office:value="1.53226191501697" calcext:value-type="float">
            <text:p>1.532261915</text:p>
          </table:table-cell>
          <table:table-cell table:formula="of:=[.H3]+[.$M$5]*SQRT([.R3])" office:value-type="float" office:value="32.4291719371804" calcext:value-type="float">
            <text:p>32.4291719372</text:p>
          </table:table-cell>
          <table:table-cell table:formula="of:=[.H3]-[.$M$5]*SQRT([.R3])" office:value-type="float" office:value="25.649540689252" calcext:value-type="float">
            <text:p>25.649540689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6.32441" calcext:value-type="float">
            <text:p>26.32441</text:p>
          </table:table-cell>
          <table:table-cell table:formula="of:=([.A4]-[.$A$36])^2" office:value-type="float" office:value="210.25" calcext:value-type="float">
            <text:p>210.25</text:p>
          </table:table-cell>
          <table:table-cell table:formula="of:=([.B4]-[.$B$36])^2" office:value-type="float" office:value="10.925538888741" calcext:value-type="float">
            <text:p>10.9255388887</text:p>
          </table:table-cell>
          <table:table-cell table:formula="of:=AVERAGE([.B2:.B35])-[.E3]*AVERAGE([.A2:.A35])" office:value-type="float" office:value="-46.421915697479" calcext:value-type="float">
            <text:p>-46.4219156975</text:p>
          </table:table-cell>
          <table:table-cell table:formula="of:=([.A4]-[.$A$36])*([.B4]-[.$B$36])" office:value-type="float" office:value="47.9280142647052" calcext:value-type="float">
            <text:p>47.9280142647</text:p>
          </table:table-cell>
          <table:table-cell/>
          <table:table-cell table:formula="of:=[.$E$4]+[.$E$3]*[.A4]" office:value-type="float" office:value="29.0774488281131" calcext:value-type="float">
            <text:p>29.0774488281</text:p>
          </table:table-cell>
          <table:table-cell/>
          <table:table-cell table:formula="of:=[.B4]-[.H4]" office:value-type="float" office:value="-2.75303882811307" calcext:value-type="float">
            <text:p>-2.7530388281</text:p>
          </table:table-cell>
          <table:table-cell table:formula="of:=[.J4]^2" office:value-type="float" office:value="7.57922278909819" calcext:value-type="float">
            <text:p>7.5792227891</text:p>
          </table:table-cell>
          <table:table-cell table:number-columns-repeated="2"/>
          <table:table-cell table:formula="of:=(1+(([.A4]-[.A$36])^2)/([.$C$36]/34))*([.$M$3]^2)/34" office:value-type="float" office:value="0.130129752549931" calcext:value-type="float">
            <text:p>0.1301297525</text:p>
          </table:table-cell>
          <table:table-cell table:formula="of:=[.H4]+[.$M$5]*SQRT([.N4])" office:value-type="float" office:value="30.0653144576947" calcext:value-type="float">
            <text:p>30.0653144577</text:p>
          </table:table-cell>
          <table:table-cell table:formula="of:=[.H4]-[.$M$5]*SQRT([.N4])" office:value-type="float" office:value="28.0895831985314" calcext:value-type="float">
            <text:p>28.0895831985</text:p>
          </table:table-cell>
          <table:table-cell/>
          <table:table-cell table:formula="of:=(1+34+(([.A4]-[.A$36])^2)/([.$C$36]/34))*([.M$3]^2)/34" office:value-type="float" office:value="1.5195249082421" calcext:value-type="float">
            <text:p>1.5195249082</text:p>
          </table:table-cell>
          <table:table-cell table:formula="of:=[.H4]+[.$M$5]*SQRT([.R4])" office:value-type="float" office:value="32.4531460416014" calcext:value-type="float">
            <text:p>32.4531460416</text:p>
          </table:table-cell>
          <table:table-cell table:formula="of:=[.H4]-[.$M$5]*SQRT([.R4])" office:value-type="float" office:value="25.7017516146247" calcext:value-type="float">
            <text:p>25.701751614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8.21644" calcext:value-type="float">
            <text:p>28.21644</text:p>
          </table:table-cell>
          <table:table-cell table:formula="of:=([.A5]-[.$A$36])^2" office:value-type="float" office:value="182.25" calcext:value-type="float">
            <text:p>182.25</text:p>
          </table:table-cell>
          <table:table-cell table:formula="of:=([.B5]-[.$B$36])^2" office:value-type="float" office:value="1.99755905388231" calcext:value-type="float">
            <text:p>1.9975590539</text:p>
          </table:table-cell>
          <table:table-cell/>
          <table:table-cell table:formula="of:=([.A5]-[.$A$36])*([.B5]-[.$B$36])" office:value-type="float" office:value="19.0802289705876" calcext:value-type="float">
            <text:p>19.0802289706</text:p>
          </table:table-cell>
          <table:table-cell/>
          <table:table-cell table:formula="of:=[.$E$4]+[.$E$3]*[.A5]" office:value-type="float" office:value="29.1155413430099" calcext:value-type="float">
            <text:p>29.115541343</text:p>
          </table:table-cell>
          <table:table-cell/>
          <table:table-cell table:formula="of:=[.B5]-[.H5]" office:value-type="float" office:value="-0.899101343009932" calcext:value-type="float">
            <text:p>-0.899101343</text:p>
          </table:table-cell>
          <table:table-cell table:formula="of:=[.J5]^2" office:value-type="float" office:value="0.808383225002262" calcext:value-type="float">
            <text:p>0.808383225</text:p>
          </table:table-cell>
          <table:table-cell/>
          <table:table-cell office:value-type="float" office:value="2.73848" calcext:value-type="float">
            <text:p>2.73848</text:p>
          </table:table-cell>
          <table:table-cell table:formula="of:=(1+(([.A5]-[.A$36])^2)/([.$C$36]/34))*([.$M$3]^2)/34" office:value-type="float" office:value="0.118241879560052" calcext:value-type="float">
            <text:p>0.1182418796</text:p>
          </table:table-cell>
          <table:table-cell table:formula="of:=[.H5]+[.$M$5]*SQRT([.N5])" office:value-type="float" office:value="30.0572037563041" calcext:value-type="float">
            <text:p>30.0572037563</text:p>
          </table:table-cell>
          <table:table-cell table:formula="of:=[.H5]-[.$M$5]*SQRT([.N5])" office:value-type="float" office:value="28.1738789297157" calcext:value-type="float">
            <text:p>28.1738789297</text:p>
          </table:table-cell>
          <table:table-cell/>
          <table:table-cell table:formula="of:=(1+34+(([.A5]-[.A$36])^2)/([.$C$36]/34))*([.M$3]^2)/34" office:value-type="float" office:value="1.50763703525222" calcext:value-type="float">
            <text:p>1.5076370353</text:p>
          </table:table-cell>
          <table:table-cell table:formula="of:=[.H5]+[.$M$5]*SQRT([.R5])" office:value-type="float" office:value="32.4780078894094" calcext:value-type="float">
            <text:p>32.4780078894</text:p>
          </table:table-cell>
          <table:table-cell table:formula="of:=[.H5]-[.$M$5]*SQRT([.R5])" office:value-type="float" office:value="25.7530747966105" calcext:value-type="float">
            <text:p>25.753074796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9.4775" calcext:value-type="float">
            <text:p>29.4775</text:p>
          </table:table-cell>
          <table:table-cell table:formula="of:=([.A6]-[.$A$36])^2" office:value-type="float" office:value="156.25" calcext:value-type="float">
            <text:p>156.25</text:p>
          </table:table-cell>
          <table:table-cell table:formula="of:=([.B6]-[.$B$36])^2" office:value-type="float" office:value="0.0231923336824258" calcext:value-type="float">
            <text:p>0.0231923337</text:p>
          </table:table-cell>
          <table:table-cell/>
          <table:table-cell table:formula="of:=([.A6]-[.$A$36])*([.B6]-[.$B$36])" office:value-type="float" office:value="1.90362867647003" calcext:value-type="float">
            <text:p>1.9036286765</text:p>
          </table:table-cell>
          <table:table-cell/>
          <table:table-cell table:formula="of:=[.$E$4]+[.$E$3]*[.A6]" office:value-type="float" office:value="29.1536338579068" calcext:value-type="float">
            <text:p>29.1536338579</text:p>
          </table:table-cell>
          <table:table-cell/>
          <table:table-cell table:formula="of:=[.B6]-[.H6]" office:value-type="float" office:value="0.323866142093195" calcext:value-type="float">
            <text:p>0.3238661421</text:p>
          </table:table-cell>
          <table:table-cell table:formula="of:=[.J6]^2" office:value-type="float" office:value="0.104889277994329" calcext:value-type="float">
            <text:p>0.104889278</text:p>
          </table:table-cell>
          <table:table-cell table:number-columns-repeated="2"/>
          <table:table-cell table:formula="of:=(1+(([.A6]-[.A$36])^2)/([.$C$36]/34))*([.$M$3]^2)/34" office:value-type="float" office:value="0.107203140355164" calcext:value-type="float">
            <text:p>0.1072031404</text:p>
          </table:table-cell>
          <table:table-cell table:formula="of:=[.H6]+[.$M$5]*SQRT([.N6])" office:value-type="float" office:value="30.0502639850689" calcext:value-type="float">
            <text:p>30.0502639851</text:p>
          </table:table-cell>
          <table:table-cell table:formula="of:=[.H6]-[.$M$5]*SQRT([.N6])" office:value-type="float" office:value="28.2570037307447" calcext:value-type="float">
            <text:p>28.2570037307</text:p>
          </table:table-cell>
          <table:table-cell/>
          <table:table-cell table:formula="of:=(1+34+(([.A6]-[.A$36])^2)/([.$C$36]/34))*([.M$3]^2)/34" office:value-type="float" office:value="1.49659829604733" calcext:value-type="float">
            <text:p>1.496598296</text:p>
          </table:table-cell>
          <table:table-cell table:formula="of:=[.H6]+[.$M$5]*SQRT([.R6])" office:value-type="float" office:value="32.5037679985016" calcext:value-type="float">
            <text:p>32.5037679985</text:p>
          </table:table-cell>
          <table:table-cell table:formula="of:=[.H6]-[.$M$5]*SQRT([.R6])" office:value-type="float" office:value="25.803499717312" calcext:value-type="float">
            <text:p>25.803499717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1.02695" calcext:value-type="float">
            <text:p>31.02695</text:p>
          </table:table-cell>
          <table:table-cell table:formula="of:=([.A7]-[.$A$36])^2" office:value-type="float" office:value="132.25" calcext:value-type="float">
            <text:p>132.25</text:p>
          </table:table-cell>
          <table:table-cell table:formula="of:=([.B7]-[.$B$36])^2" office:value-type="float" office:value="1.95205524374139" calcext:value-type="float">
            <text:p>1.9520552437</text:p>
          </table:table-cell>
          <table:table-cell/>
          <table:table-cell table:formula="of:=([.A7]-[.$A$36])*([.B7]-[.$B$36])" office:value-type="float" office:value="-16.0673366176476" calcext:value-type="float">
            <text:p>-16.0673366176</text:p>
          </table:table-cell>
          <table:table-cell/>
          <table:table-cell table:formula="of:=[.$E$4]+[.$E$3]*[.A7]" office:value-type="float" office:value="29.1917263728037" calcext:value-type="float">
            <text:p>29.1917263728</text:p>
          </table:table-cell>
          <table:table-cell/>
          <table:table-cell table:formula="of:=[.B7]-[.H7]" office:value-type="float" office:value="1.83522362719632" calcext:value-type="float">
            <text:p>1.8352236272</text:p>
          </table:table-cell>
          <table:table-cell table:formula="of:=[.J7]^2" office:value-type="float" office:value="3.36804576181962" calcext:value-type="float">
            <text:p>3.3680457618</text:p>
          </table:table-cell>
          <table:table-cell table:number-columns-repeated="2"/>
          <table:table-cell table:formula="of:=(1+(([.A7]-[.A$36])^2)/([.$C$36]/34))*([.$M$3]^2)/34" office:value-type="float" office:value="0.0970135349352669" calcext:value-type="float">
            <text:p>0.0970135349</text:p>
          </table:table-cell>
          <table:table-cell table:formula="of:=[.H7]+[.$M$5]*SQRT([.N7])" office:value-type="float" office:value="30.0446806242612" calcext:value-type="float">
            <text:p>30.0446806243</text:p>
          </table:table-cell>
          <table:table-cell table:formula="of:=[.H7]-[.$M$5]*SQRT([.N7])" office:value-type="float" office:value="28.3387721213461" calcext:value-type="float">
            <text:p>28.3387721213</text:p>
          </table:table-cell>
          <table:table-cell/>
          <table:table-cell table:formula="of:=(1+34+(([.A7]-[.A$36])^2)/([.$C$36]/34))*([.M$3]^2)/34" office:value-type="float" office:value="1.48640869062744" calcext:value-type="float">
            <text:p>1.4864086906</text:p>
          </table:table-cell>
          <table:table-cell table:formula="of:=[.H7]+[.$M$5]*SQRT([.R7])" office:value-type="float" office:value="32.5304363227879" calcext:value-type="float">
            <text:p>32.5304363228</text:p>
          </table:table-cell>
          <table:table-cell table:formula="of:=[.H7]-[.$M$5]*SQRT([.R7])" office:value-type="float" office:value="25.8530164228194" calcext:value-type="float">
            <text:p>25.853016422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8.32322" calcext:value-type="float">
            <text:p>28.32322</text:p>
          </table:table-cell>
          <table:table-cell table:formula="of:=([.A8]-[.$A$36])^2" office:value-type="float" office:value="110.25" calcext:value-type="float">
            <text:p>110.25</text:p>
          </table:table-cell>
          <table:table-cell table:formula="of:=([.B8]-[.$B$36])^2" office:value-type="float" office:value="1.70712593347056" calcext:value-type="float">
            <text:p>1.7071259335</text:p>
          </table:table-cell>
          <table:table-cell/>
          <table:table-cell table:formula="of:=([.A8]-[.$A$36])*([.B8]-[.$B$36])" office:value-type="float" office:value="13.7189880882348" calcext:value-type="float">
            <text:p>13.7189880882</text:p>
          </table:table-cell>
          <table:table-cell/>
          <table:table-cell table:formula="of:=[.$E$4]+[.$E$3]*[.A8]" office:value-type="float" office:value="29.2298188877005" calcext:value-type="float">
            <text:p>29.2298188877</text:p>
          </table:table-cell>
          <table:table-cell/>
          <table:table-cell table:formula="of:=[.B8]-[.H8]" office:value-type="float" office:value="-0.90659888770054" calcext:value-type="float">
            <text:p>-0.9065988877</text:p>
          </table:table-cell>
          <table:table-cell table:formula="of:=[.J8]^2" office:value-type="float" office:value="0.821921543179855" calcext:value-type="float">
            <text:p>0.8219215432</text:p>
          </table:table-cell>
          <table:table-cell table:number-columns-repeated="2"/>
          <table:table-cell table:formula="of:=(1+(([.A8]-[.A$36])^2)/([.$C$36]/34))*([.$M$3]^2)/34" office:value-type="float" office:value="0.0876730633003615" calcext:value-type="float">
            <text:p>0.0876730633</text:p>
          </table:table-cell>
          <table:table-cell table:formula="of:=[.H8]+[.$M$5]*SQRT([.N8])" office:value-type="float" office:value="30.0406728887671" calcext:value-type="float">
            <text:p>30.0406728888</text:p>
          </table:table-cell>
          <table:table-cell table:formula="of:=[.H8]-[.$M$5]*SQRT([.N8])" office:value-type="float" office:value="28.418964886634" calcext:value-type="float">
            <text:p>28.4189648866</text:p>
          </table:table-cell>
          <table:table-cell/>
          <table:table-cell table:formula="of:=(1+34+(([.A8]-[.A$36])^2)/([.$C$36]/34))*([.M$3]^2)/34" office:value-type="float" office:value="1.47706821899253" calcext:value-type="float">
            <text:p>1.477068219</text:p>
          </table:table-cell>
          <table:table-cell table:formula="of:=[.H8]+[.$M$5]*SQRT([.R8])" office:value-type="float" office:value="32.558022214736" calcext:value-type="float">
            <text:p>32.5580222147</text:p>
          </table:table-cell>
          <table:table-cell table:formula="of:=[.H8]-[.$M$5]*SQRT([.R8])" office:value-type="float" office:value="25.9016155606651" calcext:value-type="float">
            <text:p>25.901615560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0.70729" calcext:value-type="float">
            <text:p>30.70729</text:p>
          </table:table-cell>
          <table:table-cell table:formula="of:=([.A9]-[.$A$36])^2" office:value-type="float" office:value="90.25" calcext:value-type="float">
            <text:p>90.25</text:p>
          </table:table-cell>
          <table:table-cell table:formula="of:=([.B9]-[.$B$36])^2" office:value-type="float" office:value="1.16100561617666" calcext:value-type="float">
            <text:p>1.1610056162</text:p>
          </table:table-cell>
          <table:table-cell/>
          <table:table-cell table:formula="of:=([.A9]-[.$A$36])*([.B9]-[.$B$36])" office:value-type="float" office:value="-10.2362472058828" calcext:value-type="float">
            <text:p>-10.2362472059</text:p>
          </table:table-cell>
          <table:table-cell/>
          <table:table-cell table:formula="of:=[.$E$4]+[.$E$3]*[.A9]" office:value-type="float" office:value="29.2679114025974" calcext:value-type="float">
            <text:p>29.2679114026</text:p>
          </table:table-cell>
          <table:table-cell/>
          <table:table-cell table:formula="of:=[.B9]-[.H9]" office:value-type="float" office:value="1.43937859740259" calcext:value-type="float">
            <text:p>1.4393785974</text:p>
          </table:table-cell>
          <table:table-cell table:formula="of:=[.J9]^2" office:value-type="float" office:value="2.07181074666064" calcext:value-type="float">
            <text:p>2.0718107467</text:p>
          </table:table-cell>
          <table:table-cell table:number-columns-repeated="2"/>
          <table:table-cell table:formula="of:=(1+(([.A9]-[.A$36])^2)/([.$C$36]/34))*([.$M$3]^2)/34" office:value-type="float" office:value="0.0791817254504475" calcext:value-type="float">
            <text:p>0.0791817255</text:p>
          </table:table-cell>
          <table:table-cell table:formula="of:=[.H9]+[.$M$5]*SQRT([.N9])" office:value-type="float" office:value="30.0384990697923" calcext:value-type="float">
            <text:p>30.0384990698</text:p>
          </table:table-cell>
          <table:table-cell table:formula="of:=[.H9]-[.$M$5]*SQRT([.N9])" office:value-type="float" office:value="28.4973237354025" calcext:value-type="float">
            <text:p>28.4973237354</text:p>
          </table:table-cell>
          <table:table-cell/>
          <table:table-cell table:formula="of:=(1+34+(([.A9]-[.A$36])^2)/([.$C$36]/34))*([.M$3]^2)/34" office:value-type="float" office:value="1.46857688114262" calcext:value-type="float">
            <text:p>1.4685768811</text:p>
          </table:table-cell>
          <table:table-cell table:formula="of:=[.H9]+[.$M$5]*SQRT([.R9])" office:value-type="float" office:value="32.586534389301" calcext:value-type="float">
            <text:p>32.5865343893</text:p>
          </table:table-cell>
          <table:table-cell table:formula="of:=[.H9]-[.$M$5]*SQRT([.R9])" office:value-type="float" office:value="25.9492884158939" calcext:value-type="float">
            <text:p>25.949288415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0.5785" calcext:value-type="float">
            <text:p>30.5785</text:p>
          </table:table-cell>
          <table:table-cell table:formula="of:=([.A10]-[.$A$36])^2" office:value-type="float" office:value="72.25" calcext:value-type="float">
            <text:p>72.25</text:p>
          </table:table-cell>
          <table:table-cell table:formula="of:=([.B10]-[.$B$36])^2" office:value-type="float" office:value="0.900050106035464" calcext:value-type="float">
            <text:p>0.900050106</text:p>
          </table:table-cell>
          <table:table-cell/>
          <table:table-cell table:formula="of:=([.A10]-[.$A$36])*([.B10]-[.$B$36])" office:value-type="float" office:value="-8.06403250000037" calcext:value-type="float">
            <text:p>-8.0640325</text:p>
          </table:table-cell>
          <table:table-cell/>
          <table:table-cell table:formula="of:=[.$E$4]+[.$E$3]*[.A10]" office:value-type="float" office:value="29.3060039174943" calcext:value-type="float">
            <text:p>29.3060039175</text:p>
          </table:table-cell>
          <table:table-cell/>
          <table:table-cell table:formula="of:=[.B10]-[.H10]" office:value-type="float" office:value="1.27249608250573" calcext:value-type="float">
            <text:p>1.2724960825</text:p>
          </table:table-cell>
          <table:table-cell table:formula="of:=[.J10]^2" office:value-type="float" office:value="1.61924627999242" calcext:value-type="float">
            <text:p>1.61924628</text:p>
          </table:table-cell>
          <table:table-cell table:number-columns-repeated="2"/>
          <table:table-cell table:formula="of:=(1+(([.A10]-[.A$36])^2)/([.$C$36]/34))*([.$M$3]^2)/34" office:value-type="float" office:value="0.071539521385525" calcext:value-type="float">
            <text:p>0.0715395214</text:p>
          </table:table-cell>
          <table:table-cell table:formula="of:=[.H10]+[.$M$5]*SQRT([.$N$2])" office:value-type="float" office:value="30.3891857870656" calcext:value-type="float">
            <text:p>30.3891857871</text:p>
          </table:table-cell>
          <table:table-cell table:formula="of:=[.H10]-[.$M$5]*SQRT([.$N$2])" office:value-type="float" office:value="28.222822047923" calcext:value-type="float">
            <text:p>28.2228220479</text:p>
          </table:table-cell>
          <table:table-cell/>
          <table:table-cell table:formula="of:=(1+34+(([.A10]-[.A$36])^2)/([.$C$36]/34))*([.M$3]^2)/34" office:value-type="float" office:value="1.46093467707769" calcext:value-type="float">
            <text:p>1.4609346771</text:p>
          </table:table-cell>
          <table:table-cell table:formula="of:=[.H10]+[.$M$5]*SQRT([.R10])" office:value-type="float" office:value="32.6159808895419" calcext:value-type="float">
            <text:p>32.6159808895</text:p>
          </table:table-cell>
          <table:table-cell table:formula="of:=[.H10]-[.$M$5]*SQRT([.R10])" office:value-type="float" office:value="25.9960269454466" calcext:value-type="float">
            <text:p>25.996026945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9.15136" calcext:value-type="float">
            <text:p>29.15136</text:p>
          </table:table-cell>
          <table:table-cell table:formula="of:=([.A11]-[.$A$36])^2" office:value-type="float" office:value="56.25" calcext:value-type="float">
            <text:p>56.25</text:p>
          </table:table-cell>
          <table:table-cell table:formula="of:=([.B11]-[.$B$36])^2" office:value-type="float" office:value="0.228895546329454" calcext:value-type="float">
            <text:p>0.2288955463</text:p>
          </table:table-cell>
          <table:table-cell/>
          <table:table-cell table:formula="of:=([.A11]-[.$A$36])*([.B11]-[.$B$36])" office:value-type="float" office:value="3.58822720588201" calcext:value-type="float">
            <text:p>3.5882272059</text:p>
          </table:table-cell>
          <table:table-cell/>
          <table:table-cell table:formula="of:=[.$E$4]+[.$E$3]*[.A11]" office:value-type="float" office:value="29.3440964323911" calcext:value-type="float">
            <text:p>29.3440964324</text:p>
          </table:table-cell>
          <table:table-cell/>
          <table:table-cell table:formula="of:=[.B11]-[.H11]" office:value-type="float" office:value="-0.192736432391147" calcext:value-type="float">
            <text:p>-0.1927364324</text:p>
          </table:table-cell>
          <table:table-cell table:formula="of:=[.J11]^2" office:value-type="float" office:value="0.0371473323708671" calcext:value-type="float">
            <text:p>0.0371473324</text:p>
          </table:table-cell>
          <table:table-cell table:number-columns-repeated="2"/>
          <table:table-cell table:formula="of:=(1+(([.A11]-[.A$36])^2)/([.$C$36]/34))*([.$M$3]^2)/34" office:value-type="float" office:value="0.0647464511055938" calcext:value-type="float">
            <text:p>0.0647464511</text:p>
          </table:table-cell>
          <table:table-cell table:formula="of:=[.H11]+[.$M$5]*SQRT([.$N$2])" office:value-type="float" office:value="30.4272783019625" calcext:value-type="float">
            <text:p>30.427278302</text:p>
          </table:table-cell>
          <table:table-cell table:formula="of:=[.H11]-[.$M$5]*SQRT([.$N$2])" office:value-type="float" office:value="28.2609145628198" calcext:value-type="float">
            <text:p>28.2609145628</text:p>
          </table:table-cell>
          <table:table-cell/>
          <table:table-cell table:formula="of:=(1+34+(([.A11]-[.A$36])^2)/([.$C$36]/34))*([.M$3]^2)/34" office:value-type="float" office:value="1.45414160679776" calcext:value-type="float">
            <text:p>1.4541416068</text:p>
          </table:table-cell>
          <table:table-cell table:formula="of:=[.H11]+[.$M$5]*SQRT([.R11])" office:value-type="float" office:value="32.6463690542253" calcext:value-type="float">
            <text:p>32.6463690542</text:p>
          </table:table-cell>
          <table:table-cell table:formula="of:=[.H11]-[.$M$5]*SQRT([.R11])" office:value-type="float" office:value="26.041823810557" calcext:value-type="float">
            <text:p>26.041823810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8.38949" calcext:value-type="float">
            <text:p>28.38949</text:p>
          </table:table-cell>
          <table:table-cell table:formula="of:=([.A12]-[.$A$36])^2" office:value-type="float" office:value="42.25" calcext:value-type="float">
            <text:p>42.25</text:p>
          </table:table-cell>
          <table:table-cell table:formula="of:=([.B12]-[.$B$36])^2" office:value-type="float" office:value="1.53834481958821" calcext:value-type="float">
            <text:p>1.5383448196</text:p>
          </table:table-cell>
          <table:table-cell/>
          <table:table-cell table:formula="of:=([.A12]-[.$A$36])*([.B12]-[.$B$36])" office:value-type="float" office:value="8.06195191176442" calcext:value-type="float">
            <text:p>8.0619519118</text:p>
          </table:table-cell>
          <table:table-cell/>
          <table:table-cell table:formula="of:=[.$E$4]+[.$E$3]*[.A12]" office:value-type="float" office:value="29.382188947288" calcext:value-type="float">
            <text:p>29.3821889473</text:p>
          </table:table-cell>
          <table:table-cell/>
          <table:table-cell table:formula="of:=[.B12]-[.H12]" office:value-type="float" office:value="-0.992698947288009" calcext:value-type="float">
            <text:p>-0.9926989473</text:p>
          </table:table-cell>
          <table:table-cell table:formula="of:=[.J12]^2" office:value-type="float" office:value="0.985451199946721" calcext:value-type="float">
            <text:p>0.9854511999</text:p>
          </table:table-cell>
          <table:table-cell table:number-columns-repeated="2"/>
          <table:table-cell table:formula="of:=(1+(([.A12]-[.A$36])^2)/([.$C$36]/34))*([.$M$3]^2)/34" office:value-type="float" office:value="0.0588025146106541" calcext:value-type="float">
            <text:p>0.0588025146</text:p>
          </table:table-cell>
          <table:table-cell table:formula="of:=[.H12]+[.$M$5]*SQRT([.$N$2])" office:value-type="float" office:value="30.4653708168593" calcext:value-type="float">
            <text:p>30.4653708169</text:p>
          </table:table-cell>
          <table:table-cell table:formula="of:=[.H12]-[.$M$5]*SQRT([.$N$2])" office:value-type="float" office:value="28.2990070777167" calcext:value-type="float">
            <text:p>28.2990070777</text:p>
          </table:table-cell>
          <table:table-cell/>
          <table:table-cell table:formula="of:=(1+34+(([.A12]-[.A$36])^2)/([.$C$36]/34))*([.M$3]^2)/34" office:value-type="float" office:value="1.44819767030282" calcext:value-type="float">
            <text:p>1.4481976703</text:p>
          </table:table-cell>
          <table:table-cell table:formula="of:=[.H12]+[.$M$5]*SQRT([.R12])" office:value-type="float" office:value="32.6777054877057" calcext:value-type="float">
            <text:p>32.6777054877</text:p>
          </table:table-cell>
          <table:table-cell table:formula="of:=[.H12]-[.$M$5]*SQRT([.R12])" office:value-type="float" office:value="26.0866724068703" calcext:value-type="float">
            <text:p>26.0866724069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0.24203" calcext:value-type="float">
            <text:p>30.24203</text:p>
          </table:table-cell>
          <table:table-cell table:formula="of:=([.A13]-[.$A$36])^2" office:value-type="float" office:value="30.25" calcext:value-type="float">
            <text:p>30.25</text:p>
          </table:table-cell>
          <table:table-cell table:formula="of:=([.B13]-[.$B$36])^2" office:value-type="float" office:value="0.374837457458966" calcext:value-type="float">
            <text:p>0.3748374575</text:p>
          </table:table-cell>
          <table:table-cell/>
          <table:table-cell table:formula="of:=([.A13]-[.$A$36])*([.B13]-[.$B$36])" office:value-type="float" office:value="-3.36731838235319" calcext:value-type="float">
            <text:p>-3.3673183824</text:p>
          </table:table-cell>
          <table:table-cell/>
          <table:table-cell table:formula="of:=[.$E$4]+[.$E$3]*[.A13]" office:value-type="float" office:value="29.4202814621849" calcext:value-type="float">
            <text:p>29.4202814622</text:p>
          </table:table-cell>
          <table:table-cell/>
          <table:table-cell table:formula="of:=[.B13]-[.H13]" office:value-type="float" office:value="0.821748537815118" calcext:value-type="float">
            <text:p>0.8217485378</text:p>
          </table:table-cell>
          <table:table-cell table:formula="of:=[.J13]^2" office:value-type="float" office:value="0.675270659401285" calcext:value-type="float">
            <text:p>0.6752706594</text:p>
          </table:table-cell>
          <table:table-cell table:number-columns-repeated="2"/>
          <table:table-cell table:formula="of:=(1+(([.A13]-[.A$36])^2)/([.$C$36]/34))*([.$M$3]^2)/34" office:value-type="float" office:value="0.0537077119007057" calcext:value-type="float">
            <text:p>0.0537077119</text:p>
          </table:table-cell>
          <table:table-cell table:formula="of:=[.H13]+[.$M$5]*SQRT([.$N$2])" office:value-type="float" office:value="30.5034633317562" calcext:value-type="float">
            <text:p>30.5034633318</text:p>
          </table:table-cell>
          <table:table-cell table:formula="of:=[.H13]-[.$M$5]*SQRT([.$N$2])" office:value-type="float" office:value="28.3370995926136" calcext:value-type="float">
            <text:p>28.3370995926</text:p>
          </table:table-cell>
          <table:table-cell/>
          <table:table-cell table:formula="of:=(1+34+(([.A13]-[.A$36])^2)/([.$C$36]/34))*([.M$3]^2)/34" office:value-type="float" office:value="1.44310286759288" calcext:value-type="float">
            <text:p>1.4431028676</text:p>
          </table:table-cell>
          <table:table-cell table:formula="of:=[.H13]+[.$M$5]*SQRT([.R13])" office:value-type="float" office:value="32.7099960323625" calcext:value-type="float">
            <text:p>32.7099960324</text:p>
          </table:table-cell>
          <table:table-cell table:formula="of:=[.H13]-[.$M$5]*SQRT([.R13])" office:value-type="float" office:value="26.1305668920072" calcext:value-type="float">
            <text:p>26.130566892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8.9005" calcext:value-type="float">
            <text:p>28.9005</text:p>
          </table:table-cell>
          <table:table-cell table:formula="of:=([.A14]-[.$A$36])^2" office:value-type="float" office:value="20.25" calcext:value-type="float">
            <text:p>20.25</text:p>
          </table:table-cell>
          <table:table-cell table:formula="of:=([.B14]-[.$B$36])^2" office:value-type="float" office:value="0.531864333094136" calcext:value-type="float">
            <text:p>0.5318643331</text:p>
          </table:table-cell>
          <table:table-cell/>
          <table:table-cell table:formula="of:=([.A14]-[.$A$36])*([.B14]-[.$B$36])" office:value-type="float" office:value="3.2818063235292" calcext:value-type="float">
            <text:p>3.2818063235</text:p>
          </table:table-cell>
          <table:table-cell/>
          <table:table-cell table:formula="of:=[.$E$4]+[.$E$3]*[.A14]" office:value-type="float" office:value="29.4583739770817" calcext:value-type="float">
            <text:p>29.4583739771</text:p>
          </table:table-cell>
          <table:table-cell/>
          <table:table-cell table:formula="of:=[.B14]-[.H14]" office:value-type="float" office:value="-0.557873977081741" calcext:value-type="float">
            <text:p>-0.5578739771</text:p>
          </table:table-cell>
          <table:table-cell table:formula="of:=[.J14]^2" office:value-type="float" office:value="0.311223374304998" calcext:value-type="float">
            <text:p>0.3112233743</text:p>
          </table:table-cell>
          <table:table-cell table:number-columns-repeated="2"/>
          <table:table-cell table:formula="of:=(1+(([.A14]-[.A$36])^2)/([.$C$36]/34))*([.$M$3]^2)/34" office:value-type="float" office:value="0.0494620429757487" calcext:value-type="float">
            <text:p>0.049462043</text:p>
          </table:table-cell>
          <table:table-cell table:formula="of:=[.H14]+[.$M$5]*SQRT([.$N$2])" office:value-type="float" office:value="30.5415558466531" calcext:value-type="float">
            <text:p>30.5415558467</text:p>
          </table:table-cell>
          <table:table-cell table:formula="of:=[.H14]-[.$M$5]*SQRT([.$N$2])" office:value-type="float" office:value="28.3751921075104" calcext:value-type="float">
            <text:p>28.3751921075</text:p>
          </table:table-cell>
          <table:table-cell/>
          <table:table-cell table:formula="of:=(1+34+(([.A14]-[.A$36])^2)/([.$C$36]/34))*([.M$3]^2)/34" office:value-type="float" office:value="1.43885719866792" calcext:value-type="float">
            <text:p>1.4388571987</text:p>
          </table:table-cell>
          <table:table-cell table:formula="of:=[.H14]+[.$M$5]*SQRT([.R14])" office:value-type="float" office:value="32.7432457438533" calcext:value-type="float">
            <text:p>32.7432457439</text:p>
          </table:table-cell>
          <table:table-cell table:formula="of:=[.H14]-[.$M$5]*SQRT([.R14])" office:value-type="float" office:value="26.1735022103102" calcext:value-type="float">
            <text:p>26.173502210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9.32814" calcext:value-type="float">
            <text:p>29.32814</text:p>
          </table:table-cell>
          <table:table-cell table:formula="of:=([.A15]-[.$A$36])^2" office:value-type="float" office:value="12.25" calcext:value-type="float">
            <text:p>12.25</text:p>
          </table:table-cell>
          <table:table-cell table:formula="of:=([.B15]-[.$B$36])^2" office:value-type="float" office:value="0.0909928999412346" calcext:value-type="float">
            <text:p>0.0909928999</text:p>
          </table:table-cell>
          <table:table-cell/>
          <table:table-cell table:formula="of:=([.A15]-[.$A$36])*([.B15]-[.$B$36])" office:value-type="float" office:value="1.0557760294116" calcext:value-type="float">
            <text:p>1.0557760294</text:p>
          </table:table-cell>
          <table:table-cell/>
          <table:table-cell table:formula="of:=[.$E$4]+[.$E$3]*[.A15]" office:value-type="float" office:value="29.4964664919786" calcext:value-type="float">
            <text:p>29.496466492</text:p>
          </table:table-cell>
          <table:table-cell/>
          <table:table-cell table:formula="of:=[.B15]-[.H15]" office:value-type="float" office:value="-0.168326491978615" calcext:value-type="float">
            <text:p>-0.168326492</text:p>
          </table:table-cell>
          <table:table-cell table:formula="of:=[.J15]^2" office:value-type="float" office:value="0.0283338079018266" calcext:value-type="float">
            <text:p>0.0283338079</text:p>
          </table:table-cell>
          <table:table-cell table:number-columns-repeated="2"/>
          <table:table-cell table:formula="of:=(1+(([.A15]-[.A$36])^2)/([.$C$36]/34))*([.$M$3]^2)/34" office:value-type="float" office:value="0.0460655078357832" calcext:value-type="float">
            <text:p>0.0460655078</text:p>
          </table:table-cell>
          <table:table-cell table:formula="of:=[.H15]+[.$M$5]*SQRT([.$N$2])" office:value-type="float" office:value="30.5796483615499" calcext:value-type="float">
            <text:p>30.5796483616</text:p>
          </table:table-cell>
          <table:table-cell table:formula="of:=[.H15]-[.$M$5]*SQRT([.$N$2])" office:value-type="float" office:value="28.4132846224073" calcext:value-type="float">
            <text:p>28.4132846224</text:p>
          </table:table-cell>
          <table:table-cell/>
          <table:table-cell table:formula="of:=(1+34+(([.A15]-[.A$36])^2)/([.$C$36]/34))*([.M$3]^2)/34" office:value-type="float" office:value="1.43546066352795" calcext:value-type="float">
            <text:p>1.4354606635</text:p>
          </table:table-cell>
          <table:table-cell table:formula="of:=[.H15]+[.$M$5]*SQRT([.R15])" office:value-type="float" office:value="32.777458869423" calcext:value-type="float">
            <text:p>32.7774588694</text:p>
          </table:table-cell>
          <table:table-cell table:formula="of:=[.H15]-[.$M$5]*SQRT([.R15])" office:value-type="float" office:value="26.2154741145343" calcext:value-type="float">
            <text:p>26.215474114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0.48322" calcext:value-type="float">
            <text:p>30.48322</text:p>
          </table:table-cell>
          <table:table-cell table:formula="of:=([.A16]-[.$A$36])^2" office:value-type="float" office:value="6.25" calcext:value-type="float">
            <text:p>6.25</text:p>
          </table:table-cell>
          <table:table-cell table:formula="of:=([.B16]-[.$B$36])^2" office:value-type="float" office:value="0.728342262882516" calcext:value-type="float">
            <text:p>0.7283422629</text:p>
          </table:table-cell>
          <table:table-cell/>
          <table:table-cell table:formula="of:=([.A16]-[.$A$36])*([.B16]-[.$B$36])" office:value-type="float" office:value="-2.133574264706" calcext:value-type="float">
            <text:p>-2.1335742647</text:p>
          </table:table-cell>
          <table:table-cell/>
          <table:table-cell table:formula="of:=[.$E$4]+[.$E$3]*[.A16]" office:value-type="float" office:value="29.5345590068755" calcext:value-type="float">
            <text:p>29.5345590069</text:p>
          </table:table-cell>
          <table:table-cell/>
          <table:table-cell table:formula="of:=[.B16]-[.H16]" office:value-type="float" office:value="0.948660993124523" calcext:value-type="float">
            <text:p>0.9486609931</text:p>
          </table:table-cell>
          <table:table-cell table:formula="of:=[.J16]^2" office:value-type="float" office:value="0.899957679876007" calcext:value-type="float">
            <text:p>0.8999576799</text:p>
          </table:table-cell>
          <table:table-cell table:number-columns-repeated="2"/>
          <table:table-cell table:formula="of:=(1+(([.A16]-[.A$36])^2)/([.$C$36]/34))*([.$M$3]^2)/34" office:value-type="float" office:value="0.043518106480809" calcext:value-type="float">
            <text:p>0.0435181065</text:p>
          </table:table-cell>
          <table:table-cell table:formula="of:=[.H16]+[.$M$5]*SQRT([.$N$2])" office:value-type="float" office:value="30.6177408764468" calcext:value-type="float">
            <text:p>30.6177408764</text:p>
          </table:table-cell>
          <table:table-cell table:formula="of:=[.H16]-[.$M$5]*SQRT([.$N$2])" office:value-type="float" office:value="28.4513771373042" calcext:value-type="float">
            <text:p>28.4513771373</text:p>
          </table:table-cell>
          <table:table-cell/>
          <table:table-cell table:formula="of:=(1+34+(([.A16]-[.A$36])^2)/([.$C$36]/34))*([.M$3]^2)/34" office:value-type="float" office:value="1.43291326217298" calcext:value-type="float">
            <text:p>1.4329132622</text:p>
          </table:table-cell>
          <table:table-cell table:formula="of:=[.H16]+[.$M$5]*SQRT([.R16])" office:value-type="float" office:value="32.8126388294826" calcext:value-type="float">
            <text:p>32.8126388295</text:p>
          </table:table-cell>
          <table:table-cell table:formula="of:=[.H16]-[.$M$5]*SQRT([.R16])" office:value-type="float" office:value="26.2564791842683" calcext:value-type="float">
            <text:p>26.256479184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9.15017" calcext:value-type="float">
            <text:p>29.15017</text:p>
          </table:table-cell>
          <table:table-cell table:formula="of:=([.A17]-[.$A$36])^2" office:value-type="float" office:value="2.25" calcext:value-type="float">
            <text:p>2.25</text:p>
          </table:table-cell>
          <table:table-cell table:formula="of:=([.B17]-[.$B$36])^2" office:value-type="float" office:value="0.230035626529455" calcext:value-type="float">
            <text:p>0.2300356265</text:p>
          </table:table-cell>
          <table:table-cell/>
          <table:table-cell table:formula="of:=([.A17]-[.$A$36])*([.B17]-[.$B$36])" office:value-type="float" office:value="0.719430441176403" calcext:value-type="float">
            <text:p>0.7194304412</text:p>
          </table:table-cell>
          <table:table-cell/>
          <table:table-cell table:formula="of:=[.$E$4]+[.$E$3]*[.A17]" office:value-type="float" office:value="29.5726515217723" calcext:value-type="float">
            <text:p>29.5726515218</text:p>
          </table:table-cell>
          <table:table-cell/>
          <table:table-cell table:formula="of:=[.B17]-[.H17]" office:value-type="float" office:value="-0.422481521772351" calcext:value-type="float">
            <text:p>-0.4224815218</text:p>
          </table:table-cell>
          <table:table-cell table:formula="of:=[.J17]^2" office:value-type="float" office:value="0.178490636239081" calcext:value-type="float">
            <text:p>0.1784906362</text:p>
          </table:table-cell>
          <table:table-cell table:number-columns-repeated="2"/>
          <table:table-cell table:formula="of:=(1+(([.A17]-[.A$36])^2)/([.$C$36]/34))*([.$M$3]^2)/34" office:value-type="float" office:value="0.0418198389108262" calcext:value-type="float">
            <text:p>0.0418198389</text:p>
          </table:table-cell>
          <table:table-cell table:formula="of:=[.H17]+[.$M$5]*SQRT([.$N$2])" office:value-type="float" office:value="30.6558333913437" calcext:value-type="float">
            <text:p>30.6558333913</text:p>
          </table:table-cell>
          <table:table-cell table:formula="of:=[.H17]-[.$M$5]*SQRT([.$N$2])" office:value-type="float" office:value="28.489469652201" calcext:value-type="float">
            <text:p>28.4894696522</text:p>
          </table:table-cell>
          <table:table-cell/>
          <table:table-cell table:formula="of:=(1+34+(([.A17]-[.A$36])^2)/([.$C$36]/34))*([.M$3]^2)/34" office:value-type="float" office:value="1.431214994603" calcext:value-type="float">
            <text:p>1.4312149946</text:p>
          </table:table-cell>
          <table:table-cell table:formula="of:=[.H17]+[.$M$5]*SQRT([.R17])" office:value-type="float" office:value="32.8487882026423" calcext:value-type="float">
            <text:p>32.8487882026</text:p>
          </table:table-cell>
          <table:table-cell table:formula="of:=[.H17]-[.$M$5]*SQRT([.R17])" office:value-type="float" office:value="26.2965148409024" calcext:value-type="float">
            <text:p>26.296514840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0.18067" calcext:value-type="float">
            <text:p>30.18067</text:p>
          </table:table-cell>
          <table:table-cell table:formula="of:=([.A18]-[.$A$36])^2" office:value-type="float" office:value="0.25" calcext:value-type="float">
            <text:p>0.25</text:p>
          </table:table-cell>
          <table:table-cell table:formula="of:=([.B18]-[.$B$36])^2" office:value-type="float" office:value="0.303468450353077" calcext:value-type="float">
            <text:p>0.3034684504</text:p>
          </table:table-cell>
          <table:table-cell/>
          <table:table-cell table:formula="of:=([.A18]-[.$A$36])*([.B18]-[.$B$36])" office:value-type="float" office:value="-0.275439852941199" calcext:value-type="float">
            <text:p>-0.2754398529</text:p>
          </table:table-cell>
          <table:table-cell/>
          <table:table-cell table:formula="of:=[.$E$4]+[.$E$3]*[.A18]" office:value-type="float" office:value="29.6107440366692" calcext:value-type="float">
            <text:p>29.6107440367</text:p>
          </table:table-cell>
          <table:table-cell/>
          <table:table-cell table:formula="of:=[.B18]-[.H18]" office:value-type="float" office:value="0.569925963330775" calcext:value-type="float">
            <text:p>0.5699259633</text:p>
          </table:table-cell>
          <table:table-cell table:formula="of:=[.J18]^2" office:value-type="float" office:value="0.324815603678512" calcext:value-type="float">
            <text:p>0.3248156037</text:p>
          </table:table-cell>
          <table:table-cell table:number-columns-repeated="2"/>
          <table:table-cell table:formula="of:=(1+(([.A18]-[.A$36])^2)/([.$C$36]/34))*([.$M$3]^2)/34" office:value-type="float" office:value="0.0409707051258348" calcext:value-type="float">
            <text:p>0.0409707051</text:p>
          </table:table-cell>
          <table:table-cell table:formula="of:=[.H18]+[.$M$5]*SQRT([.$N$2])" office:value-type="float" office:value="30.6939259062405" calcext:value-type="float">
            <text:p>30.6939259062</text:p>
          </table:table-cell>
          <table:table-cell table:formula="of:=[.H18]-[.$M$5]*SQRT([.$N$2])" office:value-type="float" office:value="28.5275621670979" calcext:value-type="float">
            <text:p>28.5275621671</text:p>
          </table:table-cell>
          <table:table-cell/>
          <table:table-cell table:formula="of:=(1+34+(([.A18]-[.A$36])^2)/([.$C$36]/34))*([.M$3]^2)/34" office:value-type="float" office:value="1.430365860818" calcext:value-type="float">
            <text:p>1.4303658608</text:p>
          </table:table-cell>
          <table:table-cell table:formula="of:=[.H18]+[.$M$5]*SQRT([.R18])" office:value-type="float" office:value="32.8859087143488" calcext:value-type="float">
            <text:p>32.8859087143</text:p>
          </table:table-cell>
          <table:table-cell table:formula="of:=[.H18]-[.$M$5]*SQRT([.R18])" office:value-type="float" office:value="26.3355793589896" calcext:value-type="float">
            <text:p>26.33557935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9.28271" calcext:value-type="float">
            <text:p>29.28271</text:p>
          </table:table-cell>
          <table:table-cell table:formula="of:=([.A19]-[.$A$36])^2" office:value-type="float" office:value="0.25" calcext:value-type="float">
            <text:p>0.25</text:p>
          </table:table-cell>
          <table:table-cell table:formula="of:=([.B19]-[.$B$36])^2" office:value-type="float" office:value="0.120464730564759" calcext:value-type="float">
            <text:p>0.1204647306</text:p>
          </table:table-cell>
          <table:table-cell/>
          <table:table-cell table:formula="of:=([.A19]-[.$A$36])*([.B19]-[.$B$36])" office:value-type="float" office:value="-0.1735401470588" calcext:value-type="float">
            <text:p>-0.1735401471</text:p>
          </table:table-cell>
          <table:table-cell/>
          <table:table-cell table:formula="of:=[.$E$4]+[.$E$3]*[.A19]" office:value-type="float" office:value="29.6488365515661" calcext:value-type="float">
            <text:p>29.6488365516</text:p>
          </table:table-cell>
          <table:table-cell/>
          <table:table-cell table:formula="of:=[.B19]-[.H19]" office:value-type="float" office:value="-0.366126551566083" calcext:value-type="float">
            <text:p>-0.3661265516</text:p>
          </table:table-cell>
          <table:table-cell table:formula="of:=[.J19]^2" office:value-type="float" office:value="0.134048651761672" calcext:value-type="float">
            <text:p>0.1340486518</text:p>
          </table:table-cell>
          <table:table-cell table:number-columns-repeated="2"/>
          <table:table-cell table:formula="of:=(1+(([.A19]-[.A$36])^2)/([.$C$36]/34))*([.$M$3]^2)/34" office:value-type="float" office:value="0.0409707051258348" calcext:value-type="float">
            <text:p>0.0409707051</text:p>
          </table:table-cell>
          <table:table-cell table:formula="of:=[.H19]+[.$M$5]*SQRT([.$N$2])" office:value-type="float" office:value="30.7320184211374" calcext:value-type="float">
            <text:p>30.7320184211</text:p>
          </table:table-cell>
          <table:table-cell table:formula="of:=[.H19]-[.$M$5]*SQRT([.$N$2])" office:value-type="float" office:value="28.5656546819948" calcext:value-type="float">
            <text:p>28.565654682</text:p>
          </table:table-cell>
          <table:table-cell/>
          <table:table-cell table:formula="of:=(1+34+(([.A19]-[.A$36])^2)/([.$C$36]/34))*([.M$3]^2)/34" office:value-type="float" office:value="1.430365860818" calcext:value-type="float">
            <text:p>1.4303658608</text:p>
          </table:table-cell>
          <table:table-cell table:formula="of:=[.H19]+[.$M$5]*SQRT([.R19])" office:value-type="float" office:value="32.9240012292457" calcext:value-type="float">
            <text:p>32.9240012292</text:p>
          </table:table-cell>
          <table:table-cell table:formula="of:=[.H19]-[.$M$5]*SQRT([.R19])" office:value-type="float" office:value="26.3736718738865" calcext:value-type="float">
            <text:p>26.373671873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8.08593" calcext:value-type="float">
            <text:p>28.08593</text:p>
          </table:table-cell>
          <table:table-cell table:formula="of:=([.A20]-[.$A$36])^2" office:value-type="float" office:value="2.25" calcext:value-type="float">
            <text:p>2.25</text:p>
          </table:table-cell>
          <table:table-cell table:formula="of:=([.B20]-[.$B$36])^2" office:value-type="float" office:value="2.38350460775288" calcext:value-type="float">
            <text:p>2.3835046078</text:p>
          </table:table-cell>
          <table:table-cell/>
          <table:table-cell table:formula="of:=([.A20]-[.$A$36])*([.B20]-[.$B$36])" office:value-type="float" office:value="-2.3157904411764" calcext:value-type="float">
            <text:p>-2.3157904412</text:p>
          </table:table-cell>
          <table:table-cell/>
          <table:table-cell table:formula="of:=[.$E$4]+[.$E$3]*[.A20]" office:value-type="float" office:value="29.686929066463" calcext:value-type="float">
            <text:p>29.6869290665</text:p>
          </table:table-cell>
          <table:table-cell/>
          <table:table-cell table:formula="of:=[.B20]-[.H20]" office:value-type="float" office:value="-1.60099906646296" calcext:value-type="float">
            <text:p>-1.6009990665</text:p>
          </table:table-cell>
          <table:table-cell table:formula="of:=[.J20]^2" office:value-type="float" office:value="2.56319801081526" calcext:value-type="float">
            <text:p>2.5631980108</text:p>
          </table:table-cell>
          <table:table-cell table:number-columns-repeated="2"/>
          <table:table-cell table:formula="of:=(1+(([.A20]-[.A$36])^2)/([.$C$36]/34))*([.$M$3]^2)/34" office:value-type="float" office:value="0.0418198389108262" calcext:value-type="float">
            <text:p>0.0418198389</text:p>
          </table:table-cell>
          <table:table-cell table:formula="of:=[.H20]+[.$M$5]*SQRT([.$N$2])" office:value-type="float" office:value="30.7701109360343" calcext:value-type="float">
            <text:p>30.770110936</text:p>
          </table:table-cell>
          <table:table-cell table:formula="of:=[.H20]-[.$M$5]*SQRT([.$N$2])" office:value-type="float" office:value="28.6037471968916" calcext:value-type="float">
            <text:p>28.6037471969</text:p>
          </table:table-cell>
          <table:table-cell/>
          <table:table-cell table:formula="of:=(1+34+(([.A20]-[.A$36])^2)/([.$C$36]/34))*([.M$3]^2)/34" office:value-type="float" office:value="1.431214994603" calcext:value-type="float">
            <text:p>1.4312149946</text:p>
          </table:table-cell>
          <table:table-cell table:formula="of:=[.H20]+[.$M$5]*SQRT([.R20])" office:value-type="float" office:value="32.9630657473329" calcext:value-type="float">
            <text:p>32.9630657473</text:p>
          </table:table-cell>
          <table:table-cell table:formula="of:=[.H20]-[.$M$5]*SQRT([.R20])" office:value-type="float" office:value="26.410792385593" calcext:value-type="float">
            <text:p>26.410792385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.52949" calcext:value-type="float">
            <text:p>30.52949</text:p>
          </table:table-cell>
          <table:table-cell table:formula="of:=([.A21]-[.$A$36])^2" office:value-type="float" office:value="6.25" calcext:value-type="float">
            <text:p>6.25</text:p>
          </table:table-cell>
          <table:table-cell table:formula="of:=([.B21]-[.$B$36])^2" office:value-type="float" office:value="0.809459560764873" calcext:value-type="float">
            <text:p>0.8094595608</text:p>
          </table:table-cell>
          <table:table-cell/>
          <table:table-cell table:formula="of:=([.A21]-[.$A$36])*([.B21]-[.$B$36])" office:value-type="float" office:value="2.24924926470599" calcext:value-type="float">
            <text:p>2.2492492647</text:p>
          </table:table-cell>
          <table:table-cell/>
          <table:table-cell table:formula="of:=[.$E$4]+[.$E$3]*[.A21]" office:value-type="float" office:value="29.7250215813598" calcext:value-type="float">
            <text:p>29.7250215814</text:p>
          </table:table-cell>
          <table:table-cell/>
          <table:table-cell table:formula="of:=[.B21]-[.H21]" office:value-type="float" office:value="0.80446841864018" calcext:value-type="float">
            <text:p>0.8044684186</text:p>
          </table:table-cell>
          <table:table-cell table:formula="of:=[.J21]^2" office:value-type="float" office:value="0.647169436589432" calcext:value-type="float">
            <text:p>0.6471694366</text:p>
          </table:table-cell>
          <table:table-cell table:number-columns-repeated="2"/>
          <table:table-cell table:formula="of:=(1+(([.A21]-[.A$36])^2)/([.$C$36]/34))*([.$M$3]^2)/34" office:value-type="float" office:value="0.043518106480809" calcext:value-type="float">
            <text:p>0.0435181065</text:p>
          </table:table-cell>
          <table:table-cell table:formula="of:=[.H21]+[.$M$5]*SQRT([.$N$2])" office:value-type="float" office:value="30.8082034509311" calcext:value-type="float">
            <text:p>30.8082034509</text:p>
          </table:table-cell>
          <table:table-cell table:formula="of:=[.H21]-[.$M$5]*SQRT([.$N$2])" office:value-type="float" office:value="28.6418397117885" calcext:value-type="float">
            <text:p>28.6418397118</text:p>
          </table:table-cell>
          <table:table-cell/>
          <table:table-cell table:formula="of:=(1+34+(([.A21]-[.A$36])^2)/([.$C$36]/34))*([.M$3]^2)/34" office:value-type="float" office:value="1.43291326217298" calcext:value-type="float">
            <text:p>1.4329132622</text:p>
          </table:table-cell>
          <table:table-cell table:formula="of:=[.H21]+[.$M$5]*SQRT([.R21])" office:value-type="float" office:value="33.003101403967" calcext:value-type="float">
            <text:p>33.003101404</text:p>
          </table:table-cell>
          <table:table-cell table:formula="of:=[.H21]-[.$M$5]*SQRT([.R21])" office:value-type="float" office:value="26.4469417587527" calcext:value-type="float">
            <text:p>26.44694175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.55267" calcext:value-type="float">
            <text:p>28.55267</text:p>
          </table:table-cell>
          <table:table-cell table:formula="of:=([.A22]-[.$A$36])^2" office:value-type="float" office:value="12.25" calcext:value-type="float">
            <text:p>12.25</text:p>
          </table:table-cell>
          <table:table-cell table:formula="of:=([.B22]-[.$B$36])^2" office:value-type="float" office:value="1.16018812799999" calcext:value-type="float">
            <text:p>1.160188128</text:p>
          </table:table-cell>
          <table:table-cell/>
          <table:table-cell table:formula="of:=([.A22]-[.$A$36])*([.B22]-[.$B$36])" office:value-type="float" office:value="-3.76992102941161" calcext:value-type="float">
            <text:p>-3.7699210294</text:p>
          </table:table-cell>
          <table:table-cell/>
          <table:table-cell table:formula="of:=[.$E$4]+[.$E$3]*[.A22]" office:value-type="float" office:value="29.7631140962567" calcext:value-type="float">
            <text:p>29.7631140963</text:p>
          </table:table-cell>
          <table:table-cell/>
          <table:table-cell table:formula="of:=[.B22]-[.H22]" office:value-type="float" office:value="-1.21044409625669" calcext:value-type="float">
            <text:p>-1.2104440963</text:p>
          </table:table-cell>
          <table:table-cell table:formula="of:=[.J22]^2" office:value-type="float" office:value="1.46517491016268" calcext:value-type="float">
            <text:p>1.4651749102</text:p>
          </table:table-cell>
          <table:table-cell table:number-columns-repeated="2"/>
          <table:table-cell table:formula="of:=(1+(([.A22]-[.A$36])^2)/([.$C$36]/34))*([.$M$3]^2)/34" office:value-type="float" office:value="0.0460655078357832" calcext:value-type="float">
            <text:p>0.0460655078</text:p>
          </table:table-cell>
          <table:table-cell table:formula="of:=[.H22]+[.$M$5]*SQRT([.$N$2])" office:value-type="float" office:value="30.846295965828" calcext:value-type="float">
            <text:p>30.8462959658</text:p>
          </table:table-cell>
          <table:table-cell table:formula="of:=[.H22]-[.$M$5]*SQRT([.$N$2])" office:value-type="float" office:value="28.6799322266854" calcext:value-type="float">
            <text:p>28.6799322267</text:p>
          </table:table-cell>
          <table:table-cell/>
          <table:table-cell table:formula="of:=(1+34+(([.A22]-[.A$36])^2)/([.$C$36]/34))*([.M$3]^2)/34" office:value-type="float" office:value="1.43546066352795" calcext:value-type="float">
            <text:p>1.4354606635</text:p>
          </table:table-cell>
          <table:table-cell table:formula="of:=[.H22]+[.$M$5]*SQRT([.R22])" office:value-type="float" office:value="33.044106473701" calcext:value-type="float">
            <text:p>33.0441064737</text:p>
          </table:table-cell>
          <table:table-cell table:formula="of:=[.H22]-[.$M$5]*SQRT([.R22])" office:value-type="float" office:value="26.4821217188124" calcext:value-type="float">
            <text:p>26.482121718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9.9417" calcext:value-type="float">
            <text:p>29.9417</text:p>
          </table:table-cell>
          <table:table-cell table:formula="of:=([.A23]-[.$A$36])^2" office:value-type="float" office:value="20.25" calcext:value-type="float">
            <text:p>20.25</text:p>
          </table:table-cell>
          <table:table-cell table:formula="of:=([.B23]-[.$B$36])^2" office:value-type="float" office:value="0.097287664623645" calcext:value-type="float">
            <text:p>0.0972876646</text:p>
          </table:table-cell>
          <table:table-cell/>
          <table:table-cell table:formula="of:=([.A23]-[.$A$36])*([.B23]-[.$B$36])" office:value-type="float" office:value="1.4035936764708" calcext:value-type="float">
            <text:p>1.4035936765</text:p>
          </table:table-cell>
          <table:table-cell/>
          <table:table-cell table:formula="of:=[.$E$4]+[.$E$3]*[.A23]" office:value-type="float" office:value="29.8012066111536" calcext:value-type="float">
            <text:p>29.8012066112</text:p>
          </table:table-cell>
          <table:table-cell/>
          <table:table-cell table:formula="of:=[.B23]-[.H23]" office:value-type="float" office:value="0.140493388846448" calcext:value-type="float">
            <text:p>0.1404933888</text:p>
          </table:table-cell>
          <table:table-cell table:formula="of:=[.J23]^2" office:value-type="float" office:value="0.0197383923095592" calcext:value-type="float">
            <text:p>0.0197383923</text:p>
          </table:table-cell>
          <table:table-cell table:number-columns-repeated="2"/>
          <table:table-cell table:formula="of:=(1+(([.A23]-[.A$36])^2)/([.$C$36]/34))*([.$M$3]^2)/34" office:value-type="float" office:value="0.0494620429757487" calcext:value-type="float">
            <text:p>0.049462043</text:p>
          </table:table-cell>
          <table:table-cell table:formula="of:=[.H23]+[.$M$5]*SQRT([.$N$2])" office:value-type="float" office:value="30.8843884807249" calcext:value-type="float">
            <text:p>30.8843884807</text:p>
          </table:table-cell>
          <table:table-cell table:formula="of:=[.H23]-[.$M$5]*SQRT([.$N$2])" office:value-type="float" office:value="28.7180247415822" calcext:value-type="float">
            <text:p>28.7180247416</text:p>
          </table:table-cell>
          <table:table-cell/>
          <table:table-cell table:formula="of:=(1+34+(([.A23]-[.A$36])^2)/([.$C$36]/34))*([.M$3]^2)/34" office:value-type="float" office:value="1.43885719866792" calcext:value-type="float">
            <text:p>1.4388571987</text:p>
          </table:table-cell>
          <table:table-cell table:formula="of:=[.H23]+[.$M$5]*SQRT([.R23])" office:value-type="float" office:value="33.0860783779251" calcext:value-type="float">
            <text:p>33.0860783779</text:p>
          </table:table-cell>
          <table:table-cell table:formula="of:=[.H23]-[.$M$5]*SQRT([.R23])" office:value-type="float" office:value="26.516334844382" calcext:value-type="float">
            <text:p>26.516334844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9.27881" calcext:value-type="float">
            <text:p>29.27881</text:p>
          </table:table-cell>
          <table:table-cell table:formula="of:=([.A24]-[.$A$36])^2" office:value-type="float" office:value="30.25" calcext:value-type="float">
            <text:p>30.25</text:p>
          </table:table-cell>
          <table:table-cell table:formula="of:=([.B24]-[.$B$36])^2" office:value-type="float" office:value="0.123187166858878" calcext:value-type="float">
            <text:p>0.1231871669</text:p>
          </table:table-cell>
          <table:table-cell/>
          <table:table-cell table:formula="of:=([.A24]-[.$A$36])*([.B24]-[.$B$36])" office:value-type="float" office:value="-1.93039161764681" calcext:value-type="float">
            <text:p>-1.9303916176</text:p>
          </table:table-cell>
          <table:table-cell/>
          <table:table-cell table:formula="of:=[.$E$4]+[.$E$3]*[.A24]" office:value-type="float" office:value="29.8392991260504" calcext:value-type="float">
            <text:p>29.8392991261</text:p>
          </table:table-cell>
          <table:table-cell/>
          <table:table-cell table:formula="of:=[.B24]-[.H24]" office:value-type="float" office:value="-0.560489126050427" calcext:value-type="float">
            <text:p>-0.5604891261</text:p>
          </table:table-cell>
          <table:table-cell table:formula="of:=[.J24]^2" office:value-type="float" office:value="0.314148060420772" calcext:value-type="float">
            <text:p>0.3141480604</text:p>
          </table:table-cell>
          <table:table-cell table:number-columns-repeated="2"/>
          <table:table-cell table:formula="of:=(1+(([.A24]-[.A$36])^2)/([.$C$36]/34))*([.$M$3]^2)/34" office:value-type="float" office:value="0.0537077119007057" calcext:value-type="float">
            <text:p>0.0537077119</text:p>
          </table:table-cell>
          <table:table-cell table:formula="of:=[.H24]+[.$M$5]*SQRT([.$N$2])" office:value-type="float" office:value="30.9224809956217" calcext:value-type="float">
            <text:p>30.9224809956</text:p>
          </table:table-cell>
          <table:table-cell table:formula="of:=[.H24]-[.$M$5]*SQRT([.$N$2])" office:value-type="float" office:value="28.7561172564791" calcext:value-type="float">
            <text:p>28.7561172565</text:p>
          </table:table-cell>
          <table:table-cell/>
          <table:table-cell table:formula="of:=(1+34+(([.A24]-[.A$36])^2)/([.$C$36]/34))*([.M$3]^2)/34" office:value-type="float" office:value="1.44310286759288" calcext:value-type="float">
            <text:p>1.4431028676</text:p>
          </table:table-cell>
          <table:table-cell table:formula="of:=[.H24]+[.$M$5]*SQRT([.R24])" office:value-type="float" office:value="33.1290136962281" calcext:value-type="float">
            <text:p>33.1290136962</text:p>
          </table:table-cell>
          <table:table-cell table:formula="of:=[.H24]-[.$M$5]*SQRT([.R24])" office:value-type="float" office:value="26.5495845558728" calcext:value-type="float">
            <text:p>26.549584555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8.66559" calcext:value-type="float">
            <text:p>28.66559</text:p>
          </table:table-cell>
          <table:table-cell table:formula="of:=([.A25]-[.$A$36])^2" office:value-type="float" office:value="42.25" calcext:value-type="float">
            <text:p>42.25</text:p>
          </table:table-cell>
          <table:table-cell table:formula="of:=([.B25]-[.$B$36])^2" office:value-type="float" office:value="0.929682207176465" calcext:value-type="float">
            <text:p>0.9296822072</text:p>
          </table:table-cell>
          <table:table-cell/>
          <table:table-cell table:formula="of:=([.A25]-[.$A$36])*([.B25]-[.$B$36])" office:value-type="float" office:value="-6.2673019117644" calcext:value-type="float">
            <text:p>-6.2673019118</text:p>
          </table:table-cell>
          <table:table-cell/>
          <table:table-cell table:formula="of:=[.$E$4]+[.$E$3]*[.A25]" office:value-type="float" office:value="29.8773916409473" calcext:value-type="float">
            <text:p>29.8773916409</text:p>
          </table:table-cell>
          <table:table-cell/>
          <table:table-cell table:formula="of:=[.B25]-[.H25]" office:value-type="float" office:value="-1.21180164094729" calcext:value-type="float">
            <text:p>-1.2118016409</text:p>
          </table:table-cell>
          <table:table-cell table:formula="of:=[.J25]^2" office:value-type="float" office:value="1.46846321700253" calcext:value-type="float">
            <text:p>1.468463217</text:p>
          </table:table-cell>
          <table:table-cell table:number-columns-repeated="2"/>
          <table:table-cell table:formula="of:=(1+(([.A25]-[.A$36])^2)/([.$C$36]/34))*([.$M$3]^2)/34" office:value-type="float" office:value="0.0588025146106541" calcext:value-type="float">
            <text:p>0.0588025146</text:p>
          </table:table-cell>
          <table:table-cell table:formula="of:=[.H25]+[.$M$5]*SQRT([.$N$2])" office:value-type="float" office:value="30.9605735105186" calcext:value-type="float">
            <text:p>30.9605735105</text:p>
          </table:table-cell>
          <table:table-cell table:formula="of:=[.H25]-[.$M$5]*SQRT([.$N$2])" office:value-type="float" office:value="28.794209771376" calcext:value-type="float">
            <text:p>28.7942097714</text:p>
          </table:table-cell>
          <table:table-cell/>
          <table:table-cell table:formula="of:=(1+34+(([.A25]-[.A$36])^2)/([.$C$36]/34))*([.M$3]^2)/34" office:value-type="float" office:value="1.44819767030282" calcext:value-type="float">
            <text:p>1.4481976703</text:p>
          </table:table-cell>
          <table:table-cell table:formula="of:=[.H25]+[.$M$5]*SQRT([.R25])" office:value-type="float" office:value="33.172908181365" calcext:value-type="float">
            <text:p>33.1729081814</text:p>
          </table:table-cell>
          <table:table-cell table:formula="of:=[.H25]-[.$M$5]*SQRT([.R25])" office:value-type="float" office:value="26.5818751005296" calcext:value-type="float">
            <text:p>26.581875100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1.40983" calcext:value-type="float">
            <text:p>31.40983</text:p>
          </table:table-cell>
          <table:table-cell table:formula="of:=([.A26]-[.$A$36])^2" office:value-type="float" office:value="56.25" calcext:value-type="float">
            <text:p>56.25</text:p>
          </table:table-cell>
          <table:table-cell table:formula="of:=([.B26]-[.$B$36])^2" office:value-type="float" office:value="3.16854135451789" calcext:value-type="float">
            <text:p>3.1685413545</text:p>
          </table:table-cell>
          <table:table-cell/>
          <table:table-cell table:formula="of:=([.A26]-[.$A$36])*([.B26]-[.$B$36])" office:value-type="float" office:value="13.350297794118" calcext:value-type="float">
            <text:p>13.3502977941</text:p>
          </table:table-cell>
          <table:table-cell/>
          <table:table-cell table:formula="of:=[.$E$4]+[.$E$3]*[.A26]" office:value-type="float" office:value="29.9154841558442" calcext:value-type="float">
            <text:p>29.9154841558</text:p>
          </table:table-cell>
          <table:table-cell/>
          <table:table-cell table:formula="of:=[.B26]-[.H26]" office:value-type="float" office:value="1.49434584415584" calcext:value-type="float">
            <text:p>1.4943458442</text:p>
          </table:table-cell>
          <table:table-cell table:formula="of:=[.J26]^2" office:value-type="float" office:value="2.23306950194582" calcext:value-type="float">
            <text:p>2.2330695019</text:p>
          </table:table-cell>
          <table:table-cell table:number-columns-repeated="2"/>
          <table:table-cell table:formula="of:=(1+(([.A26]-[.A$36])^2)/([.$C$36]/34))*([.$M$3]^2)/34" office:value-type="float" office:value="0.0647464511055938" calcext:value-type="float">
            <text:p>0.0647464511</text:p>
          </table:table-cell>
          <table:table-cell table:formula="of:=[.H26]+[.$M$5]*SQRT([.$N$2])" office:value-type="float" office:value="30.9986660254155" calcext:value-type="float">
            <text:p>30.9986660254</text:p>
          </table:table-cell>
          <table:table-cell table:formula="of:=[.H26]-[.$M$5]*SQRT([.$N$2])" office:value-type="float" office:value="28.8323022862728" calcext:value-type="float">
            <text:p>28.8323022863</text:p>
          </table:table-cell>
          <table:table-cell/>
          <table:table-cell table:formula="of:=(1+34+(([.A26]-[.A$36])^2)/([.$C$36]/34))*([.M$3]^2)/34" office:value-type="float" office:value="1.45414160679776" calcext:value-type="float">
            <text:p>1.4541416068</text:p>
          </table:table-cell>
          <table:table-cell table:formula="of:=[.H26]+[.$M$5]*SQRT([.R26])" office:value-type="float" office:value="33.2177567776784" calcext:value-type="float">
            <text:p>33.2177567777</text:p>
          </table:table-cell>
          <table:table-cell table:formula="of:=[.H26]-[.$M$5]*SQRT([.R26])" office:value-type="float" office:value="26.61321153401" calcext:value-type="float">
            <text:p>26.61321153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9.44559" calcext:value-type="float">
            <text:p>29.44559</text:p>
          </table:table-cell>
          <table:table-cell table:formula="of:=([.A27]-[.$A$36])^2" office:value-type="float" office:value="72.25" calcext:value-type="float">
            <text:p>72.25</text:p>
          </table:table-cell>
          <table:table-cell table:formula="of:=([.B27]-[.$B$36])^2" office:value-type="float" office:value="0.0339297483530111" calcext:value-type="float">
            <text:p>0.0339297484</text:p>
          </table:table-cell>
          <table:table-cell/>
          <table:table-cell table:formula="of:=([.A27]-[.$A$36])*([.B27]-[.$B$36])" office:value-type="float" office:value="-1.56570249999962" calcext:value-type="float">
            <text:p>-1.5657025</text:p>
          </table:table-cell>
          <table:table-cell/>
          <table:table-cell table:formula="of:=[.$E$4]+[.$E$3]*[.A27]" office:value-type="float" office:value="29.953576670741" calcext:value-type="float">
            <text:p>29.9535766707</text:p>
          </table:table-cell>
          <table:table-cell/>
          <table:table-cell table:formula="of:=[.B27]-[.H27]" office:value-type="float" office:value="-0.507986670741023" calcext:value-type="float">
            <text:p>-0.5079866707</text:p>
          </table:table-cell>
          <table:table-cell table:formula="of:=[.J27]^2" office:value-type="float" office:value="0.258050457650548" calcext:value-type="float">
            <text:p>0.2580504577</text:p>
          </table:table-cell>
          <table:table-cell table:number-columns-repeated="2"/>
          <table:table-cell table:formula="of:=(1+(([.A27]-[.A$36])^2)/([.$C$36]/34))*([.$M$3]^2)/34" office:value-type="float" office:value="0.071539521385525" calcext:value-type="float">
            <text:p>0.0715395214</text:p>
          </table:table-cell>
          <table:table-cell table:formula="of:=[.H27]+[.$M$5]*SQRT([.$N$2])" office:value-type="float" office:value="31.0367585403123" calcext:value-type="float">
            <text:p>31.0367585403</text:p>
          </table:table-cell>
          <table:table-cell table:formula="of:=[.H27]-[.$M$5]*SQRT([.$N$2])" office:value-type="float" office:value="28.8703948011697" calcext:value-type="float">
            <text:p>28.8703948012</text:p>
          </table:table-cell>
          <table:table-cell/>
          <table:table-cell table:formula="of:=(1+34+(([.A27]-[.A$36])^2)/([.$C$36]/34))*([.M$3]^2)/34" office:value-type="float" office:value="1.46093467707769" calcext:value-type="float">
            <text:p>1.4609346771</text:p>
          </table:table-cell>
          <table:table-cell table:formula="of:=[.H27]+[.$M$5]*SQRT([.R27])" office:value-type="float" office:value="33.2635536427887" calcext:value-type="float">
            <text:p>33.2635536428</text:p>
          </table:table-cell>
          <table:table-cell table:formula="of:=[.H27]-[.$M$5]*SQRT([.R27])" office:value-type="float" office:value="26.6435996986934" calcext:value-type="float">
            <text:p>26.643599698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1.86169" calcext:value-type="float">
            <text:p>31.86169</text:p>
          </table:table-cell>
          <table:table-cell table:formula="of:=([.A28]-[.$A$36])^2" office:value-type="float" office:value="90.25" calcext:value-type="float">
            <text:p>90.25</text:p>
          </table:table-cell>
          <table:table-cell table:formula="of:=([.B28]-[.$B$36])^2" office:value-type="float" office:value="4.98137629711794" calcext:value-type="float">
            <text:p>4.9813762971</text:p>
          </table:table-cell>
          <table:table-cell/>
          <table:table-cell table:formula="of:=([.A28]-[.$A$36])*([.B28]-[.$B$36])" office:value-type="float" office:value="21.2030472058828" calcext:value-type="float">
            <text:p>21.2030472059</text:p>
          </table:table-cell>
          <table:table-cell/>
          <table:table-cell table:formula="of:=[.$E$4]+[.$E$3]*[.A28]" office:value-type="float" office:value="29.9916691856379" calcext:value-type="float">
            <text:p>29.9916691856</text:p>
          </table:table-cell>
          <table:table-cell/>
          <table:table-cell table:formula="of:=[.B28]-[.H28]" office:value-type="float" office:value="1.8700208143621" calcext:value-type="float">
            <text:p>1.8700208144</text:p>
          </table:table-cell>
          <table:table-cell table:formula="of:=[.J28]^2" office:value-type="float" office:value="3.4969778461475" calcext:value-type="float">
            <text:p>3.4969778461</text:p>
          </table:table-cell>
          <table:table-cell table:number-columns-repeated="2"/>
          <table:table-cell table:formula="of:=(1+(([.A28]-[.A$36])^2)/([.$C$36]/34))*([.$M$3]^2)/34" office:value-type="float" office:value="0.0791817254504475" calcext:value-type="float">
            <text:p>0.0791817255</text:p>
          </table:table-cell>
          <table:table-cell table:formula="of:=[.H28]+[.$M$5]*SQRT([.$N$2])" office:value-type="float" office:value="31.0748510552092" calcext:value-type="float">
            <text:p>31.0748510552</text:p>
          </table:table-cell>
          <table:table-cell table:formula="of:=[.H28]-[.$M$5]*SQRT([.$N$2])" office:value-type="float" office:value="28.9084873160666" calcext:value-type="float">
            <text:p>28.9084873161</text:p>
          </table:table-cell>
          <table:table-cell/>
          <table:table-cell table:formula="of:=(1+34+(([.A28]-[.A$36])^2)/([.$C$36]/34))*([.M$3]^2)/34" office:value-type="float" office:value="1.46857688114262" calcext:value-type="float">
            <text:p>1.4685768811</text:p>
          </table:table-cell>
          <table:table-cell table:formula="of:=[.H28]+[.$M$5]*SQRT([.R28])" office:value-type="float" office:value="33.3102921723414" calcext:value-type="float">
            <text:p>33.3102921723</text:p>
          </table:table-cell>
          <table:table-cell table:formula="of:=[.H28]-[.$M$5]*SQRT([.R28])" office:value-type="float" office:value="26.6730461989343" calcext:value-type="float">
            <text:p>26.673046198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8.32424" calcext:value-type="float">
            <text:p>28.32424</text:p>
          </table:table-cell>
          <table:table-cell table:formula="of:=([.A29]-[.$A$36])^2" office:value-type="float" office:value="110.25" calcext:value-type="float">
            <text:p>110.25</text:p>
          </table:table-cell>
          <table:table-cell table:formula="of:=([.B29]-[.$B$36])^2" office:value-type="float" office:value="1.70446157047056" calcext:value-type="float">
            <text:p>1.7044615705</text:p>
          </table:table-cell>
          <table:table-cell/>
          <table:table-cell table:formula="of:=([.A29]-[.$A$36])*([.B29]-[.$B$36])" office:value-type="float" office:value="-13.7082780882348" calcext:value-type="float">
            <text:p>-13.7082780882</text:p>
          </table:table-cell>
          <table:table-cell/>
          <table:table-cell table:formula="of:=[.$E$4]+[.$E$3]*[.A29]" office:value-type="float" office:value="30.0297617005348" calcext:value-type="float">
            <text:p>30.0297617005</text:p>
          </table:table-cell>
          <table:table-cell/>
          <table:table-cell table:formula="of:=[.B29]-[.H29]" office:value-type="float" office:value="-1.70552170053477" calcext:value-type="float">
            <text:p>-1.7055217005</text:p>
          </table:table-cell>
          <table:table-cell table:formula="of:=[.J29]^2" office:value-type="float" office:value="2.90880427099502" calcext:value-type="float">
            <text:p>2.908804271</text:p>
          </table:table-cell>
          <table:table-cell table:number-columns-repeated="2"/>
          <table:table-cell table:formula="of:=(1+(([.A29]-[.A$36])^2)/([.$C$36]/34))*([.$M$3]^2)/34" office:value-type="float" office:value="0.0876730633003615" calcext:value-type="float">
            <text:p>0.0876730633</text:p>
          </table:table-cell>
          <table:table-cell table:formula="of:=[.H29]+[.$M$5]*SQRT([.$N$2])" office:value-type="float" office:value="31.1129435701061" calcext:value-type="float">
            <text:p>31.1129435701</text:p>
          </table:table-cell>
          <table:table-cell table:formula="of:=[.H29]-[.$M$5]*SQRT([.$N$2])" office:value-type="float" office:value="28.9465798309635" calcext:value-type="float">
            <text:p>28.946579831</text:p>
          </table:table-cell>
          <table:table-cell/>
          <table:table-cell table:formula="of:=(1+34+(([.A29]-[.A$36])^2)/([.$C$36]/34))*([.M$3]^2)/34" office:value-type="float" office:value="1.47706821899253" calcext:value-type="float">
            <text:p>1.477068219</text:p>
          </table:table-cell>
          <table:table-cell table:formula="of:=[.H29]+[.$M$5]*SQRT([.R29])" office:value-type="float" office:value="33.3579650275702" calcext:value-type="float">
            <text:p>33.3579650276</text:p>
          </table:table-cell>
          <table:table-cell table:formula="of:=[.H29]-[.$M$5]*SQRT([.R29])" office:value-type="float" office:value="26.7015583734993" calcext:value-type="float">
            <text:p>26.701558373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0.48717" calcext:value-type="float">
            <text:p>30.48717</text:p>
          </table:table-cell>
          <table:table-cell table:formula="of:=([.A30]-[.$A$36])^2" office:value-type="float" office:value="132.25" calcext:value-type="float">
            <text:p>132.25</text:p>
          </table:table-cell>
          <table:table-cell table:formula="of:=([.B30]-[.$B$36])^2" office:value-type="float" office:value="0.735099960058987" calcext:value-type="float">
            <text:p>0.7350999601</text:p>
          </table:table-cell>
          <table:table-cell/>
          <table:table-cell table:formula="of:=([.A30]-[.$A$36])*([.B30]-[.$B$36])" office:value-type="float" office:value="9.85986661764757" calcext:value-type="float">
            <text:p>9.8598666176</text:p>
          </table:table-cell>
          <table:table-cell/>
          <table:table-cell table:formula="of:=[.$E$4]+[.$E$3]*[.A30]" office:value-type="float" office:value="30.0678542154316" calcext:value-type="float">
            <text:p>30.0678542154</text:p>
          </table:table-cell>
          <table:table-cell/>
          <table:table-cell table:formula="of:=[.B30]-[.H30]" office:value-type="float" office:value="0.419315784568369" calcext:value-type="float">
            <text:p>0.4193157846</text:p>
          </table:table-cell>
          <table:table-cell table:formula="of:=[.J30]^2" office:value-type="float" office:value="0.175825727188187" calcext:value-type="float">
            <text:p>0.1758257272</text:p>
          </table:table-cell>
          <table:table-cell table:number-columns-repeated="2"/>
          <table:table-cell table:formula="of:=(1+(([.A30]-[.A$36])^2)/([.$C$36]/34))*([.$M$3]^2)/34" office:value-type="float" office:value="0.0970135349352669" calcext:value-type="float">
            <text:p>0.0970135349</text:p>
          </table:table-cell>
          <table:table-cell table:formula="of:=[.H30]+[.$M$5]*SQRT([.$N$2])" office:value-type="float" office:value="31.1510360850029" calcext:value-type="float">
            <text:p>31.151036085</text:p>
          </table:table-cell>
          <table:table-cell table:formula="of:=[.H30]-[.$M$5]*SQRT([.$N$2])" office:value-type="float" office:value="28.9846723458603" calcext:value-type="float">
            <text:p>28.9846723459</text:p>
          </table:table-cell>
          <table:table-cell/>
          <table:table-cell table:formula="of:=(1+34+(([.A30]-[.A$36])^2)/([.$C$36]/34))*([.M$3]^2)/34" office:value-type="float" office:value="1.48640869062744" calcext:value-type="float">
            <text:p>1.4864086906</text:p>
          </table:table-cell>
          <table:table-cell table:formula="of:=[.H30]+[.$M$5]*SQRT([.R30])" office:value-type="float" office:value="33.4065641654159" calcext:value-type="float">
            <text:p>33.4065641654</text:p>
          </table:table-cell>
          <table:table-cell table:formula="of:=[.H30]-[.$M$5]*SQRT([.R30])" office:value-type="float" office:value="26.7291442654474" calcext:value-type="float">
            <text:p>26.729144265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1.45932" calcext:value-type="float">
            <text:p>31.45932</text:p>
          </table:table-cell>
          <table:table-cell table:formula="of:=([.A31]-[.$A$36])^2" office:value-type="float" office:value="156.25" calcext:value-type="float">
            <text:p>156.25</text:p>
          </table:table-cell>
          <table:table-cell table:formula="of:=([.B31]-[.$B$36])^2" office:value-type="float" office:value="3.34717894470614" calcext:value-type="float">
            <text:p>3.3471789447</text:p>
          </table:table-cell>
          <table:table-cell/>
          <table:table-cell table:formula="of:=([.A31]-[.$A$36])*([.B31]-[.$B$36])" office:value-type="float" office:value="22.86912132353" calcext:value-type="float">
            <text:p>22.8691213235</text:p>
          </table:table-cell>
          <table:table-cell/>
          <table:table-cell table:formula="of:=[.$E$4]+[.$E$3]*[.A31]" office:value-type="float" office:value="30.1059467303285" calcext:value-type="float">
            <text:p>30.1059467303</text:p>
          </table:table-cell>
          <table:table-cell/>
          <table:table-cell table:formula="of:=[.B31]-[.H31]" office:value-type="float" office:value="1.3533732696715" calcext:value-type="float">
            <text:p>1.3533732697</text:p>
          </table:table-cell>
          <table:table-cell table:formula="of:=[.J31]^2" office:value-type="float" office:value="1.83161920706132" calcext:value-type="float">
            <text:p>1.8316192071</text:p>
          </table:table-cell>
          <table:table-cell table:number-columns-repeated="2"/>
          <table:table-cell table:formula="of:=(1+(([.A31]-[.A$36])^2)/([.$C$36]/34))*([.$M$3]^2)/34" office:value-type="float" office:value="0.107203140355164" calcext:value-type="float">
            <text:p>0.1072031404</text:p>
          </table:table-cell>
          <table:table-cell table:formula="of:=[.H31]+[.$M$5]*SQRT([.$N$2])" office:value-type="float" office:value="31.1891285998998" calcext:value-type="float">
            <text:p>31.1891285999</text:p>
          </table:table-cell>
          <table:table-cell table:formula="of:=[.H31]-[.$M$5]*SQRT([.$N$2])" office:value-type="float" office:value="29.0227648607572" calcext:value-type="float">
            <text:p>29.0227648608</text:p>
          </table:table-cell>
          <table:table-cell/>
          <table:table-cell table:formula="of:=(1+34+(([.A31]-[.A$36])^2)/([.$C$36]/34))*([.M$3]^2)/34" office:value-type="float" office:value="1.49659829604733" calcext:value-type="float">
            <text:p>1.496598296</text:p>
          </table:table-cell>
          <table:table-cell table:formula="of:=[.H31]+[.$M$5]*SQRT([.R31])" office:value-type="float" office:value="33.4560808709233" calcext:value-type="float">
            <text:p>33.4560808709</text:p>
          </table:table-cell>
          <table:table-cell table:formula="of:=[.H31]-[.$M$5]*SQRT([.R31])" office:value-type="float" office:value="26.7558125897337" calcext:value-type="float">
            <text:p>26.755812589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.05034" calcext:value-type="float">
            <text:p>32.05034</text:p>
          </table:table-cell>
          <table:table-cell table:formula="of:=([.A32]-[.$A$36])^2" office:value-type="float" office:value="182.25" calcext:value-type="float">
            <text:p>182.25</text:p>
          </table:table-cell>
          <table:table-cell table:formula="of:=([.B32]-[.$B$36])^2" office:value-type="float" office:value="5.85906087864736" calcext:value-type="float">
            <text:p>5.8590608786</text:p>
          </table:table-cell>
          <table:table-cell/>
          <table:table-cell table:formula="of:=([.A32]-[.$A$36])*([.B32]-[.$B$36])" office:value-type="float" office:value="32.6774210294124" calcext:value-type="float">
            <text:p>32.6774210294</text:p>
          </table:table-cell>
          <table:table-cell/>
          <table:table-cell table:formula="of:=[.$E$4]+[.$E$3]*[.A32]" office:value-type="float" office:value="30.1440392452254" calcext:value-type="float">
            <text:p>30.1440392452</text:p>
          </table:table-cell>
          <table:table-cell/>
          <table:table-cell table:formula="of:=[.B32]-[.H32]" office:value-type="float" office:value="1.90630075477463" calcext:value-type="float">
            <text:p>1.9063007548</text:p>
          </table:table-cell>
          <table:table-cell table:formula="of:=[.J32]^2" office:value-type="float" office:value="3.63398256765434" calcext:value-type="float">
            <text:p>3.6339825677</text:p>
          </table:table-cell>
          <table:table-cell table:number-columns-repeated="2"/>
          <table:table-cell table:formula="of:=(1+(([.A32]-[.A$36])^2)/([.$C$36]/34))*([.$M$3]^2)/34" office:value-type="float" office:value="0.118241879560052" calcext:value-type="float">
            <text:p>0.1182418796</text:p>
          </table:table-cell>
          <table:table-cell table:formula="of:=[.H32]+[.$M$5]*SQRT([.$N$2])" office:value-type="float" office:value="31.2272211147967" calcext:value-type="float">
            <text:p>31.2272211148</text:p>
          </table:table-cell>
          <table:table-cell table:formula="of:=[.H32]-[.$M$5]*SQRT([.$N$2])" office:value-type="float" office:value="29.0608573756541" calcext:value-type="float">
            <text:p>29.0608573757</text:p>
          </table:table-cell>
          <table:table-cell/>
          <table:table-cell table:formula="of:=(1+34+(([.A32]-[.A$36])^2)/([.$C$36]/34))*([.M$3]^2)/34" office:value-type="float" office:value="1.50763703525222" calcext:value-type="float">
            <text:p>1.5076370353</text:p>
          </table:table-cell>
          <table:table-cell table:formula="of:=[.H32]+[.$M$5]*SQRT([.R32])" office:value-type="float" office:value="33.5065057916248" calcext:value-type="float">
            <text:p>33.5065057916</text:p>
          </table:table-cell>
          <table:table-cell table:formula="of:=[.H32]-[.$M$5]*SQRT([.R32])" office:value-type="float" office:value="26.7815726988259" calcext:value-type="float">
            <text:p>26.781572698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0.04508" calcext:value-type="float">
            <text:p>30.04508</text:p>
          </table:table-cell>
          <table:table-cell table:formula="of:=([.A33]-[.$A$36])^2" office:value-type="float" office:value="210.25" calcext:value-type="float">
            <text:p>210.25</text:p>
          </table:table-cell>
          <table:table-cell table:formula="of:=([.B33]-[.$B$36])^2" office:value-type="float" office:value="0.172465539811888" calcext:value-type="float">
            <text:p>0.1724655398</text:p>
          </table:table-cell>
          <table:table-cell/>
          <table:table-cell table:formula="of:=([.A33]-[.$A$36])*([.B33]-[.$B$36])" office:value-type="float" office:value="6.02170073529476" calcext:value-type="float">
            <text:p>6.0217007353</text:p>
          </table:table-cell>
          <table:table-cell/>
          <table:table-cell table:formula="of:=[.$E$4]+[.$E$3]*[.A33]" office:value-type="float" office:value="30.1821317601222" calcext:value-type="float">
            <text:p>30.1821317601</text:p>
          </table:table-cell>
          <table:table-cell/>
          <table:table-cell table:formula="of:=[.B33]-[.H33]" office:value-type="float" office:value="-0.13705176012224" calcext:value-type="float">
            <text:p>-0.1370517601</text:p>
          </table:table-cell>
          <table:table-cell table:formula="of:=[.J33]^2" office:value-type="float" office:value="0.0187831849526041" calcext:value-type="float">
            <text:p>0.018783185</text:p>
          </table:table-cell>
          <table:table-cell table:number-columns-repeated="2"/>
          <table:table-cell table:formula="of:=(1+(([.A33]-[.A$36])^2)/([.$C$36]/34))*([.$M$3]^2)/34" office:value-type="float" office:value="0.130129752549931" calcext:value-type="float">
            <text:p>0.1301297525</text:p>
          </table:table-cell>
          <table:table-cell table:formula="of:=[.H33]+[.$M$5]*SQRT([.$N$2])" office:value-type="float" office:value="31.2653136296935" calcext:value-type="float">
            <text:p>31.2653136297</text:p>
          </table:table-cell>
          <table:table-cell table:formula="of:=[.H33]-[.$M$5]*SQRT([.$N$2])" office:value-type="float" office:value="29.0989498905509" calcext:value-type="float">
            <text:p>29.0989498906</text:p>
          </table:table-cell>
          <table:table-cell/>
          <table:table-cell table:formula="of:=(1+34+(([.A33]-[.A$36])^2)/([.$C$36]/34))*([.M$3]^2)/34" office:value-type="float" office:value="1.5195249082421" calcext:value-type="float">
            <text:p>1.5195249082</text:p>
          </table:table-cell>
          <table:table-cell table:formula="of:=[.H33]+[.$M$5]*SQRT([.R33])" office:value-type="float" office:value="33.5578289736106" calcext:value-type="float">
            <text:p>33.5578289736</text:p>
          </table:table-cell>
          <table:table-cell table:formula="of:=[.H33]-[.$M$5]*SQRT([.R33])" office:value-type="float" office:value="26.8064345466339" calcext:value-type="float">
            <text:p>26.806434546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9.45533" calcext:value-type="float">
            <text:p>29.45533</text:p>
          </table:table-cell>
          <table:table-cell table:formula="of:=([.A34]-[.$A$36])^2" office:value-type="float" office:value="240.25" calcext:value-type="float">
            <text:p>240.25</text:p>
          </table:table-cell>
          <table:table-cell table:formula="of:=([.B34]-[.$B$36])^2" office:value-type="float" office:value="0.0304363942235999" calcext:value-type="float">
            <text:p>0.0304363942</text:p>
          </table:table-cell>
          <table:table-cell/>
          <table:table-cell table:formula="of:=([.A34]-[.$A$36])*([.B34]-[.$B$36])" office:value-type="float" office:value="-2.70413455882282" calcext:value-type="float">
            <text:p>-2.7041345588</text:p>
          </table:table-cell>
          <table:table-cell/>
          <table:table-cell table:formula="of:=[.$E$4]+[.$E$3]*[.A34]" office:value-type="float" office:value="30.2202242750191" calcext:value-type="float">
            <text:p>30.220224275</text:p>
          </table:table-cell>
          <table:table-cell/>
          <table:table-cell table:formula="of:=[.B34]-[.H34]" office:value-type="float" office:value="-0.764894275019099" calcext:value-type="float">
            <text:p>-0.764894275</text:p>
          </table:table-cell>
          <table:table-cell table:formula="of:=[.J34]^2" office:value-type="float" office:value="0.585063251956993" calcext:value-type="float">
            <text:p>0.585063252</text:p>
          </table:table-cell>
          <table:table-cell table:number-columns-repeated="2"/>
          <table:table-cell table:formula="of:=(1+(([.A34]-[.A$36])^2)/([.$C$36]/34))*([.$M$3]^2)/34" office:value-type="float" office:value="0.142866759324802" calcext:value-type="float">
            <text:p>0.1428667593</text:p>
          </table:table-cell>
          <table:table-cell table:formula="of:=[.H34]+[.$M$5]*SQRT([.$N$2])" office:value-type="float" office:value="31.3034061445904" calcext:value-type="float">
            <text:p>31.3034061446</text:p>
          </table:table-cell>
          <table:table-cell table:formula="of:=[.H34]-[.$M$5]*SQRT([.$N$2])" office:value-type="float" office:value="29.1370424054478" calcext:value-type="float">
            <text:p>29.1370424054</text:p>
          </table:table-cell>
          <table:table-cell/>
          <table:table-cell table:formula="of:=(1+34+(([.A34]-[.A$36])^2)/([.$C$36]/34))*([.M$3]^2)/34" office:value-type="float" office:value="1.53226191501697" calcext:value-type="float">
            <text:p>1.532261915</text:p>
          </table:table-cell>
          <table:table-cell table:formula="of:=[.H34]+[.$M$5]*SQRT([.R34])" office:value-type="float" office:value="33.6100398989833" calcext:value-type="float">
            <text:p>33.610039899</text:p>
          </table:table-cell>
          <table:table-cell table:formula="of:=[.H34]-[.$M$5]*SQRT([.R34])" office:value-type="float" office:value="26.8304086510549" calcext:value-type="float">
            <text:p>26.830408651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.87068" calcext:value-type="float">
            <text:p>28.87068</text:p>
          </table:table-cell>
          <table:table-cell table:formula="of:=([.A35]-[.$A$36])^2" office:value-type="float" office:value="272.25" calcext:value-type="float">
            <text:p>272.25</text:p>
          </table:table-cell>
          <table:table-cell table:formula="of:=([.B35]-[.$B$36])^2" office:value-type="float" office:value="0.576248438635311" calcext:value-type="float">
            <text:p>0.5762484386</text:p>
          </table:table-cell>
          <table:table-cell/>
          <table:table-cell table:formula="of:=([.A35]-[.$A$36])*([.B35]-[.$B$36])" office:value-type="float" office:value="-12.5253198529404" calcext:value-type="float">
            <text:p>-12.5253198529</text:p>
          </table:table-cell>
          <table:table-cell/>
          <table:table-cell table:formula="of:=[.$E$4]+[.$E$3]*[.A35]" office:value-type="float" office:value="30.258316789916" calcext:value-type="float">
            <text:p>30.2583167899</text:p>
          </table:table-cell>
          <table:table-cell/>
          <table:table-cell table:formula="of:=[.B35]-[.H35]" office:value-type="float" office:value="-1.38763678991597" calcext:value-type="float">
            <text:p>-1.3876367899</text:p>
          </table:table-cell>
          <table:table-cell table:formula="of:=[.J35]^2" office:value-type="float" office:value="1.92553586072831" calcext:value-type="float">
            <text:p>1.9255358607</text:p>
          </table:table-cell>
          <table:table-cell table:number-columns-repeated="2"/>
          <table:table-cell table:formula="of:=(1+(([.A35]-[.A$36])^2)/([.$C$36]/34))*([.$M$3]^2)/34" office:value-type="float" office:value="0.156452899884664" calcext:value-type="float">
            <text:p>0.1564528999</text:p>
          </table:table-cell>
          <table:table-cell table:formula="of:=[.H35]+[.$M$5]*SQRT([.$N$2])" office:value-type="float" office:value="31.3414986594873" calcext:value-type="float">
            <text:p>31.3414986595</text:p>
          </table:table-cell>
          <table:table-cell table:formula="of:=[.H35]-[.$M$5]*SQRT([.$N$2])" office:value-type="float" office:value="29.1751349203447" calcext:value-type="float">
            <text:p>29.1751349203</text:p>
          </table:table-cell>
          <table:table-cell/>
          <table:table-cell table:formula="of:=(1+34+(([.A35]-[.A$36])^2)/([.$C$36]/34))*([.M$3]^2)/34" office:value-type="float" office:value="1.54584805557683" calcext:value-type="float">
            <text:p>1.5458480556</text:p>
          </table:table-cell>
          <table:table-cell table:formula="of:=[.H35]+[.$M$5]*SQRT([.R35])" office:value-type="float" office:value="33.6631275243933" calcext:value-type="float">
            <text:p>33.6631275244</text:p>
          </table:table-cell>
          <table:table-cell table:formula="of:=[.H35]-[.$M$5]*SQRT([.R35])" office:value-type="float" office:value="26.8535060554386" calcext:value-type="float">
            <text:p>26.8535060554</text:p>
          </table:table-cell>
        </table:table-row>
        <table:table-row table:style-name="ro1">
          <table:table-cell table:style-name="Default" table:formula="of:=AVERAGE([.A2:.A35])" office:value-type="float" office:value="1996.5" calcext:value-type="float">
            <text:p>1996.5</text:p>
          </table:table-cell>
          <table:table-cell table:style-name="Default" table:formula="of:=AVERAGE([.B2:.B35])" office:value-type="float" office:value="29.6297902941176" calcext:value-type="float">
            <text:p>29.6297902941</text:p>
          </table:table-cell>
          <table:table-cell table:formula="of:=SUM([.C2:.C35])" office:value-type="float" office:value="3272.5" calcext:value-type="float">
            <text:p>3272.5</text:p>
          </table:table-cell>
          <table:table-cell/>
          <table:table-cell table:formula="of:=AVERAGE([.E2:.E35])" office:value-type="float" office:value="-23.1919115912911" calcext:value-type="float">
            <text:p>-23.1919115913</text:p>
          </table:table-cell>
          <table:table-cell table:formula="of:=SUM([.F2:.F35])" office:value-type="float" office:value="124.657755" calcext:value-type="float">
            <text:p>124.657755</text:p>
          </table:table-cell>
          <table:table-cell table:formula="of:=[.F36]/[.C36]" office:value-type="float" office:value="0.0380925148968678" calcext:value-type="float">
            <text:p>0.0380925149</text:p>
          </table:table-cell>
          <table:table-cell table:number-columns-repeated="13"/>
        </table:table-row>
        <table:table-row table:style-name="ro1" table:number-rows-repeated="3"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 table:number-columns-repeated="2"/>
          <table:table-cell table:formula="of:=COVAR([.A2:.A35];[.B2:.B35])*34" office:value-type="float" office:value="124.657755" calcext:value-type="float">
            <text:p>124.65775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/00/0000</text:date>, <text:time style:data-style-name="N2" text:time-value="11:53:06.615367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7:57:42.890990636</meta:creation-date>
    <dc:date>2017-08-27T14:25:20.093536898</dc:date>
    <meta:editing-duration>PT2H25M41S</meta:editing-duration>
    <meta:editing-cycles>2</meta:editing-cycles>
    <meta:generator>LibreOffice/5.1.6.2$Linux_X86_64 LibreOffice_project/10m0$Build-2</meta:generator>
    <meta:document-statistic meta:table-count="1" meta:cell-count="501" meta:object-count="0"/>
  </office:meta>
</office:document-meta>
</file>